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Prisoner SF" svg:font-family="'Prisoner SF'" style:font-adornments="Gras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6.375cm" style:rel-column-width="24574*"/>
    </style:style>
    <style:style style:name="Tableau1.B" style:family="table-column">
      <style:table-column-properties style:column-width="6.375cm" style:rel-column-width="24575*"/>
    </style:style>
    <style:style style:name="Tableau1.C" style:family="table-column">
      <style:table-column-properties style:column-width="4.251cm" style:rel-column-width="16386*"/>
    </style:style>
    <style:style style:name="Tableau1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0066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33cm" fo:margin-left="0.074cm" table:align="left" style:writing-mode="page"/>
    </style:style>
    <style:style style:name="Tableau2.A" style:family="table-column">
      <style:table-column-properties style:column-width="6.112cm"/>
    </style:style>
    <style:style style:name="Tableau2.B" style:family="table-column">
      <style:table-column-properties style:column-width="5.149cm"/>
    </style:style>
    <style:style style:name="Tableau2.C" style:family="table-column">
      <style:table-column-properties style:column-width="5.673cm"/>
    </style:style>
    <style:style style:name="Tableau2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0066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33cm" fo:margin-left="0.074cm" table:align="left" style:writing-mode="page"/>
    </style:style>
    <style:style style:name="Tableau4.A" style:family="table-column">
      <style:table-column-properties style:column-width="5.609cm"/>
    </style:style>
    <style:style style:name="Tableau4.B" style:family="table-column">
      <style:table-column-properties style:column-width="5.652cm"/>
    </style:style>
    <style:style style:name="Tableau4.C" style:family="table-column">
      <style:table-column-properties style:column-width="5.673cm"/>
    </style:style>
    <style:style style:name="Tableau4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0066cc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33cm" fo:margin-left="0.074cm" table:align="left" style:writing-mode="page"/>
    </style:style>
    <style:style style:name="Tableau5.A" style:family="table-column">
      <style:table-column-properties style:column-width="5.106cm"/>
    </style:style>
    <style:style style:name="Tableau5.B" style:family="table-column">
      <style:table-column-properties style:column-width="6.197cm"/>
    </style:style>
    <style:style style:name="Tableau5.C" style:family="table-column">
      <style:table-column-properties style:column-width="5.63cm"/>
    </style:style>
    <style:style style:name="Tableau5.A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0066cc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P2" style:family="paragraph" style:parent-style-name="Footer">
      <style:text-properties fo:language="fr" fo:country="FR" officeooo:rsid="001c13aa" officeooo:paragraph-rsid="001c13aa" style:language-asian="zxx" style:country-asian="none" style:language-complex="zxx" style:country-complex="none"/>
    </style:style>
    <style:style style:name="P3" style:family="paragraph" style:parent-style-name="Text_20_body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P4" style:family="paragraph" style:parent-style-name="Text_20_body">
      <style:text-properties fo:language="fr" fo:country="FR" officeooo:paragraph-rsid="001dcf26" style:language-asian="zxx" style:country-asian="none" style:language-complex="zxx" style:country-complex="none"/>
    </style:style>
    <style:style style:name="P5" style:family="paragraph" style:parent-style-name="Text_20_body"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6" style:family="paragraph" style:parent-style-name="Text_20_body">
      <style:text-properties fo:language="fr" fo:country="FR" officeooo:rsid="001dcf26" officeooo:paragraph-rsid="001b2339" style:language-asian="zxx" style:country-asian="none" style:language-complex="zxx" style:country-complex="none"/>
    </style:style>
    <style:style style:name="P7" style:family="paragraph" style:parent-style-name="Text_20_body">
      <style:text-properties fo:language="fr" fo:country="FR" officeooo:rsid="001fe3fa" officeooo:paragraph-rsid="001fe3fa" style:language-asian="zxx" style:country-asian="none" style:language-complex="zxx" style:country-complex="none"/>
    </style:style>
    <style:style style:name="P8" style:family="paragraph" style:parent-style-name="Text_20_body">
      <style:text-properties fo:language="fr" fo:country="FR" officeooo:paragraph-rsid="00261b44"/>
    </style:style>
    <style:style style:name="P9" style:family="paragraph" style:parent-style-name="Text_20_body">
      <style:text-properties fo:language="fr" fo:country="FR" officeooo:rsid="00306b0f" officeooo:paragraph-rsid="00306b0f"/>
    </style:style>
    <style:style style:name="P10" style:family="paragraph" style:parent-style-name="Text_20_body">
      <style:text-properties fo:language="fr" fo:country="FR" officeooo:rsid="00306b0f" officeooo:paragraph-rsid="00289eb9"/>
    </style:style>
    <style:style style:name="P11" style:family="paragraph" style:parent-style-name="Text_20_body">
      <style:text-properties fo:language="fr" fo:country="FR" officeooo:paragraph-rsid="0038d953"/>
    </style:style>
    <style:style style:name="P12" style:family="paragraph" style:parent-style-name="Text_20_body">
      <style:text-properties fo:language="fr" fo:country="FR" officeooo:paragraph-rsid="0039efe1"/>
    </style:style>
    <style:style style:name="P13" style:family="paragraph" style:parent-style-name="Text_20_body">
      <style:text-properties fo:language="fr" fo:country="FR" officeooo:rsid="00536b06" officeooo:paragraph-rsid="00536b06"/>
    </style:style>
    <style:style style:name="P14" style:family="paragraph" style:parent-style-name="Text_20_body">
      <style:text-properties fo:language="fr" fo:country="FR" officeooo:paragraph-rsid="003bac87"/>
    </style:style>
    <style:style style:name="P15" style:family="paragraph" style:parent-style-name="Text_20_body">
      <style:text-properties fo:language="fr" fo:country="FR" officeooo:paragraph-rsid="0049f08f"/>
    </style:style>
    <style:style style:name="P16" style:family="paragraph" style:parent-style-name="Text_20_body">
      <style:text-properties fo:language="fr" fo:country="FR" officeooo:paragraph-rsid="004f83fd"/>
    </style:style>
    <style:style style:name="P17" style:family="paragraph" style:parent-style-name="Text_20_body">
      <style:text-properties fo:language="fr" fo:country="FR" officeooo:rsid="0051bfbf" officeooo:paragraph-rsid="0051bfbf"/>
    </style:style>
    <style:style style:name="P18" style:family="paragraph" style:parent-style-name="Text_20_body">
      <style:text-properties fo:language="fr" fo:country="FR" officeooo:paragraph-rsid="004ed223"/>
    </style:style>
    <style:style style:name="P19" style:family="paragraph" style:parent-style-name="Text_20_body">
      <style:text-properties fo:language="fr" fo:country="FR" officeooo:rsid="00289eb9" officeooo:paragraph-rsid="00289eb9"/>
    </style:style>
    <style:style style:name="P20" style:family="paragraph" style:parent-style-name="Text_20_body">
      <style:text-properties fo:language="fr" fo:country="FR" officeooo:rsid="0038d953" officeooo:paragraph-rsid="0038d953"/>
    </style:style>
    <style:style style:name="P21" style:family="paragraph" style:parent-style-name="Text_20_body">
      <style:text-properties fo:language="fr" fo:country="FR" officeooo:rsid="004f83fd" officeooo:paragraph-rsid="004f83fd"/>
    </style:style>
    <style:style style:name="P22" style:family="paragraph" style:parent-style-name="Text_20_body">
      <style:text-properties fo:language="fr" fo:country="FR" officeooo:paragraph-rsid="00263ad0"/>
    </style:style>
    <style:style style:name="P23" style:family="paragraph" style:parent-style-name="Text_20_body">
      <style:text-properties fo:language="fr" fo:country="FR" officeooo:rsid="003bf973" officeooo:paragraph-rsid="0064fb21"/>
    </style:style>
    <style:style style:name="P24" style:family="paragraph" style:parent-style-name="Text_20_body">
      <style:text-properties fo:language="fr" fo:country="FR" officeooo:rsid="003bf973" officeooo:paragraph-rsid="003bf973"/>
    </style:style>
    <style:style style:name="P25" style:family="paragraph" style:parent-style-name="Text_20_body">
      <style:text-properties officeooo:paragraph-rsid="0066cf47"/>
    </style:style>
    <style:style style:name="P26" style:family="paragraph" style:parent-style-name="Text_20_body">
      <style:text-properties officeooo:paragraph-rsid="0068400b"/>
    </style:style>
    <style:style style:name="P27" style:family="paragraph" style:parent-style-name="Text_20_body">
      <style:text-properties style:font-name="Liberation Sans1" fo:font-size="14pt" officeooo:paragraph-rsid="006761bb" style:font-size-asian="14pt" style:font-size-complex="14pt"/>
    </style:style>
    <style:style style:name="P28" style:family="paragraph" style:parent-style-name="Text_20_body">
      <style:paragraph-properties fo:break-before="page"/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29" style:family="paragraph" style:parent-style-name="Text_20_body">
      <style:paragraph-properties fo:break-before="page"/>
      <style:text-properties fo:language="fr" fo:country="FR" officeooo:paragraph-rsid="00261b44"/>
    </style:style>
    <style:style style:name="P30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31" style:family="paragraph" style:parent-style-name="Standard">
      <style:text-properties fo:language="fr" fo:country="FR" officeooo:paragraph-rsid="00330357"/>
    </style:style>
    <style:style style:name="P32" style:family="paragraph" style:parent-style-name="Standard">
      <style:text-properties fo:language="fr" fo:country="FR" officeooo:paragraph-rsid="00376078"/>
    </style:style>
    <style:style style:name="P33" style:family="paragraph" style:parent-style-name="Standard">
      <style:text-properties fo:language="fr" fo:country="FR" officeooo:paragraph-rsid="004ed223"/>
    </style:style>
    <style:style style:name="P34" style:family="paragraph" style:parent-style-name="Title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P35" style:family="paragraph" style:parent-style-name="Subtitle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able_20_Contents">
      <style:text-properties style:font-name="Liberation Sans" fo:font-size="14pt" fo:language="fr" fo:country="FR"/>
    </style:style>
    <style:style style:name="P39" style:family="paragraph" style:parent-style-name="Table_20_Contents">
      <style:text-properties style:font-name="Liberation Sans" fo:font-size="14pt" fo:language="fr" fo:country="FR" officeooo:rsid="002caaa9" officeooo:paragraph-rsid="00623335"/>
    </style:style>
    <style:style style:name="P40" style:family="paragraph" style:parent-style-name="Table_20_Contents">
      <style:text-properties style:font-name="Liberation Sans" fo:font-size="14pt" fo:language="fr" fo:country="FR" officeooo:rsid="002caaa9" officeooo:paragraph-rsid="0064fb21"/>
    </style:style>
    <style:style style:name="P41" style:family="paragraph" style:parent-style-name="Table_20_Contents">
      <style:text-properties style:font-name="Liberation Sans" fo:font-size="14pt" fo:language="fr" fo:country="FR" officeooo:rsid="002e7686" officeooo:paragraph-rsid="002e7686"/>
    </style:style>
    <style:style style:name="P42" style:family="paragraph" style:parent-style-name="Table_20_Contents">
      <style:text-properties style:font-name="Liberation Sans" fo:font-size="14pt" fo:language="fr" fo:country="FR" officeooo:rsid="002e7686" officeooo:paragraph-rsid="00623335"/>
    </style:style>
    <style:style style:name="P43" style:family="paragraph" style:parent-style-name="Table_20_Contents">
      <style:text-properties style:font-name="Liberation Sans" fo:font-size="14pt" fo:language="fr" fo:country="FR" officeooo:rsid="002e7686" officeooo:paragraph-rsid="0064fb21"/>
    </style:style>
    <style:style style:name="P44" style:family="paragraph" style:parent-style-name="Table_20_Contents">
      <style:text-properties style:font-name="Liberation Sans" fo:font-size="14pt" fo:language="fr" fo:country="FR" officeooo:rsid="0034f57f" officeooo:paragraph-rsid="0034f57f"/>
    </style:style>
    <style:style style:name="P45" style:family="paragraph" style:parent-style-name="Table_20_Contents">
      <style:text-properties style:font-name="Liberation Sans" fo:font-size="14pt" fo:language="fr" fo:country="FR" officeooo:rsid="0034f57f" officeooo:paragraph-rsid="0064fb21"/>
    </style:style>
    <style:style style:name="P46" style:family="paragraph" style:parent-style-name="Table_20_Contents">
      <style:text-properties style:font-name="Liberation Sans" fo:font-size="14pt" fo:language="fr" fo:country="FR" officeooo:paragraph-rsid="00376078"/>
    </style:style>
    <style:style style:name="P47" style:family="paragraph" style:parent-style-name="Table_20_Contents">
      <style:text-properties style:font-name="Liberation Sans" fo:font-size="14pt" fo:language="fr" fo:country="FR" officeooo:rsid="00623335" officeooo:paragraph-rsid="00623335"/>
    </style:style>
    <style:style style:name="P48" style:family="paragraph" style:parent-style-name="Table_20_Contents">
      <style:text-properties style:font-name="Liberation Sans" fo:font-size="14pt" fo:language="fr" fo:country="FR" officeooo:rsid="00623335" officeooo:paragraph-rsid="0064fb21"/>
    </style:style>
    <style:style style:name="P49" style:family="paragraph" style:parent-style-name="Table_20_Contents">
      <style:text-properties style:font-name="Liberation Sans" fo:font-size="14pt" fo:language="fr" fo:country="FR" officeooo:rsid="005aafcd" officeooo:paragraph-rsid="0064fb21"/>
    </style:style>
    <style:style style:name="P50" style:family="paragraph" style:parent-style-name="Table_20_Contents">
      <style:paragraph-properties fo:text-align="center" style:justify-single-word="false"/>
      <style:text-properties fo:color="#ffffff" style:font-name="Liberation Sans" fo:font-size="14pt" fo:language="fr" fo:country="FR" officeooo:rsid="00306b0f" officeooo:paragraph-rsid="00306b0f"/>
    </style:style>
    <style:style style:name="P51" style:family="paragraph" style:parent-style-name="Table_20_Contents">
      <style:text-properties fo:color="#ffffff" style:font-name="Liberation Sans" fo:font-size="14pt" fo:language="fr" fo:country="FR" officeooo:rsid="00306b0f" officeooo:paragraph-rsid="00376078"/>
    </style:style>
    <style:style style:name="P52" style:family="paragraph" style:parent-style-name="Table_20_Contents">
      <style:paragraph-properties fo:text-align="center" style:justify-single-word="false"/>
      <style:text-properties fo:color="#ffffff" fo:font-size="14pt" fo:language="fr" fo:country="FR" officeooo:rsid="004b7e64" officeooo:paragraph-rsid="004b7e64"/>
    </style:style>
    <style:style style:name="P53" style:family="paragraph" style:parent-style-name="Table_20_Contents">
      <style:paragraph-properties fo:text-align="center" style:justify-single-word="false"/>
      <style:text-properties fo:color="#ffffff" style:font-name="Liberation Sans1" fo:language="fr" fo:country="FR" officeooo:rsid="003f54f9" officeooo:paragraph-rsid="0064fb21"/>
    </style:style>
    <style:style style:name="P54" style:family="paragraph" style:parent-style-name="Table_20_Contents">
      <style:paragraph-properties fo:text-align="center" style:justify-single-word="false"/>
      <style:text-properties fo:color="#ffffff" style:font-name="Liberation Sans1" fo:language="fr" fo:country="FR" officeooo:rsid="00415ec2" officeooo:paragraph-rsid="0064fb21"/>
    </style:style>
    <style:style style:name="P55" style:family="paragraph" style:parent-style-name="Table_20_Contents">
      <style:text-properties fo:font-size="14pt" fo:language="fr" fo:country="FR"/>
    </style:style>
    <style:style style:name="P56" style:family="paragraph" style:parent-style-name="Table_20_Contents">
      <style:text-properties fo:font-size="14pt" fo:language="fr" fo:country="FR" officeooo:rsid="004ca4ea" officeooo:paragraph-rsid="004ca4ea"/>
    </style:style>
    <style:style style:name="P57" style:family="paragraph" style:parent-style-name="Table_20_Contents">
      <style:text-properties fo:font-size="14pt" fo:language="fr" fo:country="FR" officeooo:rsid="0060f269" officeooo:paragraph-rsid="0060f269"/>
    </style:style>
    <style:style style:name="P58" style:family="paragraph" style:parent-style-name="Table_20_Contents">
      <style:text-properties style:font-name="Liberation Sans1" fo:language="fr" fo:country="FR" officeooo:paragraph-rsid="0064fb21"/>
    </style:style>
    <style:style style:name="P5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0" style:family="paragraph" style:parent-style-name="Standard">
      <style:text-properties fo:language="fr" fo:country="FR" officeooo:paragraph-rsid="00330357"/>
    </style:style>
    <style:style style:name="P61" style:family="paragraph" style:parent-style-name="Standard">
      <style:paragraph-properties fo:break-before="page"/>
      <style:text-properties fo:language="fr" fo:country="FR" officeooo:rsid="00739531" officeooo:paragraph-rsid="00739531"/>
    </style:style>
    <style:style style:name="P62" style:family="paragraph" style:parent-style-name="Heading_20_2">
      <style:text-properties fo:language="fr" fo:country="FR" officeooo:rsid="00261b44" officeooo:paragraph-rsid="00261b44"/>
    </style:style>
    <style:style style:name="P63" style:family="paragraph" style:parent-style-name="Heading_20_2">
      <style:text-properties fo:language="fr" fo:country="FR" officeooo:rsid="0038d953" officeooo:paragraph-rsid="0038d953"/>
    </style:style>
    <style:style style:name="P64" style:family="paragraph" style:parent-style-name="Heading_20_2">
      <style:text-properties fo:language="fr" fo:country="FR" officeooo:rsid="00315fae" officeooo:paragraph-rsid="00315fae"/>
    </style:style>
    <style:style style:name="P65" style:family="paragraph" style:parent-style-name="Heading_20_2">
      <style:text-properties fo:language="fr" fo:country="FR" officeooo:rsid="0039efe1" officeooo:paragraph-rsid="0039efe1"/>
    </style:style>
    <style:style style:name="P66" style:family="paragraph" style:parent-style-name="Heading_20_2">
      <style:text-properties fo:language="fr" fo:country="FR" officeooo:rsid="0049f08f" officeooo:paragraph-rsid="0049f08f"/>
    </style:style>
    <style:style style:name="P67" style:family="paragraph" style:parent-style-name="Heading_20_2">
      <style:paragraph-properties fo:break-before="page"/>
      <style:text-properties fo:language="fr" fo:country="FR" officeooo:rsid="00289eb9" officeooo:paragraph-rsid="00289eb9"/>
    </style:style>
    <style:style style:name="P68" style:family="paragraph" style:parent-style-name="Heading_20_3" style:list-style-name="">
      <style:text-properties fo:language="fr" fo:country="FR" officeooo:rsid="004f83fd" officeooo:paragraph-rsid="004f83fd"/>
    </style:style>
    <style:style style:name="P69" style:family="paragraph" style:parent-style-name="Heading_20_3">
      <style:paragraph-properties fo:break-before="page"/>
      <style:text-properties fo:language="fr" fo:country="FR" officeooo:rsid="004f83fd" officeooo:paragraph-rsid="004f83fd"/>
    </style:style>
    <style:style style:name="P70" style:family="paragraph" style:parent-style-name="Heading_20_1">
      <style:text-properties fo:language="fr" fo:country="FR" officeooo:rsid="001fe3fa" officeooo:paragraph-rsid="001fe3fa" style:language-asian="zxx" style:country-asian="none" style:language-complex="zxx" style:country-complex="none"/>
    </style:style>
    <style:style style:name="P71" style:family="paragraph" style:parent-style-name="Heading_20_1">
      <style:text-properties fo:language="fr" fo:country="FR" officeooo:rsid="00263ad0" officeooo:paragraph-rsid="00263ad0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1">
      <style:paragraph-properties fo:break-before="page"/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74" style:family="paragraph" style:parent-style-name="Heading_20_1">
      <style:paragraph-properties fo:break-before="page"/>
      <style:text-properties fo:language="fr" fo:country="FR" officeooo:rsid="003bac87" officeooo:paragraph-rsid="003bac87"/>
    </style:style>
    <style:style style:name="P75" style:family="paragraph" style:parent-style-name="Heading_20_1">
      <style:paragraph-properties fo:break-before="page"/>
      <style:text-properties fo:language="fr" fo:country="FR" officeooo:rsid="00515f82" officeooo:paragraph-rsid="00515f82"/>
    </style:style>
    <style:style style:name="P76" style:family="paragraph" style:parent-style-name="Header">
      <style:text-properties officeooo:rsid="00739740" officeooo:paragraph-rsid="00739740"/>
    </style:style>
    <style:style style:name="P77" style:family="paragraph" style:parent-style-name="Text_20_body" style:list-style-name="L1"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78" style:family="paragraph" style:parent-style-name="Text_20_body" style:list-style-name="L2">
      <style:text-properties fo:language="fr" fo:country="FR" officeooo:rsid="001dcf26" officeooo:paragraph-rsid="001dcf26" style:language-asian="zxx" style:country-asian="none" style:language-complex="zxx" style:country-complex="none"/>
    </style:style>
    <style:style style:name="P79" style:family="paragraph" style:parent-style-name="Text_20_body" style:list-style-name="L1">
      <style:text-properties fo:language="fr" fo:country="FR" officeooo:rsid="0024cb20" officeooo:paragraph-rsid="0024cb20" style:language-asian="zxx" style:country-asian="none" style:language-complex="zxx" style:country-complex="none"/>
    </style:style>
    <style:style style:name="P80" style:family="paragraph" style:parent-style-name="Text_20_body">
      <style:text-properties fo:language="fr" fo:country="FR" officeooo:rsid="0053d8d6" officeooo:paragraph-rsid="0053d8d6"/>
    </style:style>
    <style:style style:name="T1" style:family="text">
      <style:text-properties officeooo:rsid="0021ffe8"/>
    </style:style>
    <style:style style:name="T2" style:family="text">
      <style:text-properties officeooo:rsid="0022e65b"/>
    </style:style>
    <style:style style:name="T3" style:family="text">
      <style:text-properties officeooo:rsid="0024cb20"/>
    </style:style>
    <style:style style:name="T4" style:family="text">
      <style:text-properties fo:language="fr" fo:country="FR" officeooo:rsid="003bf973"/>
    </style:style>
    <style:style style:name="T5" style:family="text">
      <style:text-properties fo:language="fr" fo:country="FR" officeooo:rsid="003d7e57"/>
    </style:style>
    <style:style style:name="T6" style:family="text">
      <style:text-properties fo:language="fr" fo:country="FR" officeooo:rsid="006761bb"/>
    </style:style>
    <style:style style:name="T7" style:family="text">
      <style:text-properties fo:language="fr" fo:country="FR" officeooo:rsid="0068400b"/>
    </style:style>
    <style:style style:name="T8" style:family="text">
      <style:text-properties fo:language="fr" fo:country="FR" officeooo:rsid="002caaa9"/>
    </style:style>
    <style:style style:name="T9" style:family="text">
      <style:text-properties fo:language="fr" fo:country="FR" officeooo:rsid="00623335"/>
    </style:style>
    <style:style style:name="T10" style:family="text">
      <style:text-properties fo:language="fr" fo:country="FR" officeooo:rsid="002e7686"/>
    </style:style>
    <style:style style:name="T11" style:family="text">
      <style:text-properties fo:language="fr" fo:country="FR" officeooo:rsid="0062ee36"/>
    </style:style>
    <style:style style:name="T12" style:family="text">
      <style:text-properties fo:language="fr" fo:country="FR" officeooo:rsid="0034f57f"/>
    </style:style>
    <style:style style:name="T13" style:family="text">
      <style:text-properties officeooo:rsid="0060f269"/>
    </style:style>
    <style:style style:name="T14" style:family="text">
      <style:text-properties officeooo:rsid="00623335"/>
    </style:style>
    <style:style style:name="T15" style:family="text">
      <style:text-properties officeooo:rsid="0062ee36"/>
    </style:style>
    <style:style style:name="T16" style:family="text">
      <style:text-properties officeooo:rsid="0064fb21"/>
    </style:style>
    <style:style style:name="T17" style:family="text">
      <style:text-properties style:font-name="Liberation Sans" fo:font-size="14pt" fo:language="fr" fo:country="FR" officeooo:rsid="002e7686"/>
    </style:style>
    <style:style style:name="T18" style:family="text">
      <style:text-properties style:font-name="Liberation Sans" fo:font-size="14pt" fo:language="fr" fo:country="FR" officeooo:rsid="0062ee36"/>
    </style:style>
    <style:style style:name="T19" style:family="text"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20" style:family="text"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normal" officeooo:rsid="00697fab" style:font-size-asian="14pt" style:font-style-asian="normal" style:font-weight-asian="normal" style:font-size-complex="14pt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97fab" style:font-style-asian="normal" style:font-weight-asian="normal" style:text-emphasize="none"/>
    </style:style>
    <style:style style:name="T23" style:family="text">
      <style:text-properties style:font-name="Liberation Sans1" fo:font-size="14pt" fo:language="fr" fo:country="FR" officeooo:rsid="003d7e57" style:font-size-asian="14pt" style:font-size-complex="14pt"/>
    </style:style>
    <style:style style:name="T24" style:family="text">
      <style:text-properties style:font-name="Liberation Sans1" fo:font-size="14pt" fo:language="fr" fo:country="FR" officeooo:rsid="0066cf47" style:font-size-asian="14pt" style:font-size-complex="14pt"/>
    </style:style>
    <style:style style:name="T25" style:family="text">
      <style:text-properties style:font-name="Liberation Sans1" fo:font-size="14pt" fo:language="fr" fo:country="FR" officeooo:rsid="003bf973" style:font-size-asian="14pt" style:font-size-complex="14pt"/>
    </style:style>
    <style:style style:name="T26" style:family="text">
      <style:text-properties style:font-name="Liberation Sans1" fo:font-size="14pt" fo:language="fr" fo:country="FR" officeooo:rsid="005aafcd" style:font-size-asian="14pt" style:font-size-complex="14pt"/>
    </style:style>
    <style:style style:name="fr1" style:family="graphic" style:parent-style-name="OLE">
      <style:graphic-properties style:run-through="foreground" style:wrap="right" style:number-wrapped-paragraphs="no-limit" style:wrap-contour="false"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run-through="foreground" style:wrap="right" style:number-wrapped-paragraphs="no-limit" style:wrap-contour="false"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0"/>
      <text:p text:style-name="P30"/>
      <text:p text:style-name="P30"/>
      <text:p text:style-name="P34">MAN</text:p>
      <text:p text:style-name="P34">Dossier projet</text:p>
      <text:p text:style-name="P3"/>
      <text:p text:style-name="P35"/>
      <text:p text:style-name="P35"/>
      <text:p text:style-name="P35"/>
      <text:p text:style-name="P35">Thomas MEDARD</text:p>
      <text:p text:style-name="P35">Rémi SEGRETAIN</text:p>
      <text:table-of-content text:style-name="Sect1" text:name="Table des matières1">
        <text:table-of-content-source text:outline-level="10">
          <text:index-title-template text:style-name="Heading_20_1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h text:style-name="P72" text:outline-level="1">Table des matières</text:h>
          </text:index-title>
          <text:p text:style-name="P37"><text:a xlink:type="simple" xlink:href="#__RefHeading___Toc180_732461170" text:style-name="Index_20_Link" text:visited-style-name="Index_20_Link">Algorithmes<text:tab/>3</text:a></text:p>
          <text:p text:style-name="P37"><text:a xlink:type="simple" xlink:href="#__RefHeading___Toc182_732461170" text:style-name="Index_20_Link" text:visited-style-name="Index_20_Link">Étude de complexité<text:tab/>4</text:a></text:p>
          <text:p text:style-name="P36"><text:a xlink:type="simple" xlink:href="#__RefHeading___Toc184_732461170" text:style-name="Index_20_Link" text:visited-style-name="Index_20_Link">Tri par insertion séquentielle avec liste chaînée<text:tab/>4</text:a></text:p>
          <text:p text:style-name="P36"><text:a xlink:type="simple" xlink:href="#__RefHeading___Toc186_732461170" text:style-name="Index_20_Link" text:visited-style-name="Index_20_Link">Tri à l'aide d'arbres binaires de recherche<text:tab/>4</text:a></text:p>
          <text:p text:style-name="P37"><text:a xlink:type="simple" xlink:href="#__RefHeading___Toc612_732461170" text:style-name="Index_20_Link" text:visited-style-name="Index_20_Link">Tableaux et courbes<text:tab/>5</text:a></text:p>
          <text:p text:style-name="P36"><text:a xlink:type="simple" xlink:href="#__RefHeading___Toc614_732461170" text:style-name="Index_20_Link" text:visited-style-name="Index_20_Link">Tris "lents"<text:tab/>5</text:a></text:p>
          <text:p text:style-name="P36"><text:a xlink:type="simple" xlink:href="#__RefHeading___Toc616_732461170" text:style-name="Index_20_Link" text:visited-style-name="Index_20_Link">Courbes<text:tab/>6</text:a></text:p>
          <text:p text:style-name="P36"><text:a xlink:type="simple" xlink:href="#__RefHeading___Toc618_732461170" text:style-name="Index_20_Link" text:visited-style-name="Index_20_Link">Tris "rapides"<text:tab/>6</text:a></text:p>
          <text:p text:style-name="P36"><text:a xlink:type="simple" xlink:href="#__RefHeading___Toc620_732461170" text:style-name="Index_20_Link" text:visited-style-name="Index_20_Link">Courbes<text:tab/>7</text:a></text:p>
          <text:p text:style-name="P37"><text:a xlink:type="simple" xlink:href="#__RefHeading___Toc622_732461170" text:style-name="Index_20_Link" text:visited-style-name="Index_20_Link">Tableaux et courbes comparatives<text:tab/>8</text:a></text:p>
          <text:p text:style-name="P36"><text:a xlink:type="simple" xlink:href="#__RefHeading___Toc624_732461170" text:style-name="Index_20_Link" text:visited-style-name="Index_20_Link">Courbe comparative<text:tab/>8</text:a></text:p>
          <text:p text:style-name="P36"><text:a xlink:type="simple" xlink:href="#__RefHeading___Toc626_732461170" text:style-name="Index_20_Link" text:visited-style-name="Index_20_Link">Tableau et courbe comparative entre le plus rapide des tris "lents" et le plus rapide des tris "rapides"<text:tab/>9</text:a></text:p>
          <text:p text:style-name="P59"><text:a xlink:type="simple" xlink:href="#__RefHeading___Toc628_732461170" text:style-name="Index_20_Link" text:visited-style-name="Index_20_Link">Courbe comparative<text:tab/>9</text:a></text:p>
          <text:p text:style-name="P37"><text:a xlink:type="simple" xlink:href="#__RefHeading___Toc630_732461170" text:style-name="Index_20_Link" text:visited-style-name="Index_20_Link">Conclusion<text:tab/>10</text:a></text:p>
        </text:index-body>
      </text:table-of-content>
      <text:p text:style-name="P6"/>
      <text:h text:style-name="P73" text:outline-level="1"><text:bookmark-start text:name="__RefHeading___Toc180_732461170"/>Algorithmes<text:bookmark-end text:name="__RefHeading___Toc180_732461170"/></text:h>
      <text:p text:style-name="P4"/>
      <text:p text:style-name="P5">Les algorithmes utilisés :</text:p>
      <text:p text:style-name="P5"><text:tab/>Méthodes de base :</text:p>
      <text:list xml:id="list7853648806205054925" text:style-name="L1">
        <text:list-item>
          <text:p text:style-name="P77">tri pa<text:span text:style-name="T3">r</text:span> <text:span text:style-name="T2">insertion</text:span> séquentielle</text:p>
        </text:list-item>
        <text:list-item>
          <text:p text:style-name="P79">tri par insertion séquentielle avec liste chaînée</text:p>
        </text:list-item>
        <text:list-item>
          <text:p text:style-name="P77">tri par <text:span text:style-name="T2">insertion</text:span> dichotomique</text:p>
        </text:list-item>
        <text:list-item>
          <text:p text:style-name="P77">tri par sélection-permutation</text:p>
        </text:list-item>
        <text:list-item>
          <text:p text:style-name="P77">tri à bulles</text:p>
        </text:list-item>
      </text:list>
      <text:p text:style-name="P5"><text:tab/>Méthodes évoluées :</text:p>
      <text:list xml:id="list5767657609954137625" text:style-name="L2">
        <text:list-item>
          <text:p text:style-name="P78">tri pas fusion</text:p>
        </text:list-item>
        <text:list-item>
          <text:p text:style-name="P78">tri rapide</text:p>
        </text:list-item>
        <text:list-item>
          <text:p text:style-name="P78">tri à l'aide d'arbres binaires de recherche</text:p>
        </text:list-item>
        <text:list-item>
          <text:p text:style-name="P78">tri par tas</text:p>
        </text:list-item>
      </text:list>
      <text:p text:style-name="P5"/>
      <text:p text:style-name="P28"/>
      <text:h text:style-name="P70" text:outline-level="1"><text:bookmark-start text:name="__RefHeading___Toc182_732461170"/><text:span text:style-name="T1">Étude</text:span> de complexité<text:bookmark-end text:name="__RefHeading___Toc182_732461170"/></text:h>
      <text:p text:style-name="P7"/>
      <text:h text:style-name="P62" text:outline-level="2"><text:bookmark-start text:name="__RefHeading___Toc184_732461170"/>Tri par insertion séquentielle avec liste chaînée<text:bookmark-end text:name="__RefHeading___Toc184_732461170"/></text:h>
      <text:p text:style-name="P8"/>
      <text:h text:style-name="P62" text:outline-level="2"><text:bookmark-start text:name="__RefHeading___Toc186_732461170"/>Tri à l'aide d'arbres binaires de recherche<text:bookmark-end text:name="__RefHeading___Toc186_732461170"/></text:h>
      <text:p text:style-name="P8"/>
      <text:p text:style-name="P29"/>
      <text:h text:style-name="P71" text:outline-level="1"><text:bookmark-start text:name="__RefHeading___Toc612_732461170"/>Tableaux et courbes<text:bookmark-end text:name="__RefHeading___Toc612_732461170"/></text:h>
      <text:p text:style-name="P22"/>
      <text:p text:style-name="P22"><draw:frame draw:style-name="fr1" draw:name="Objet7" text:anchor-type="paragraph" svg:width="13.042cm" svg:height="19.604cm" draw:z-index="6"><draw:object xlink:href="./Object 7" xlink:type="simple" xlink:show="embed" xlink:actuate="onLoad"/><draw:image xlink:href="./ObjectReplacements/Object 7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3">Tris</text:p>
          </table:table-cell>
          <table:table-cell table:style-name="Tableau1.A1" office:value-type="string">
            <text:p text:style-name="P54"><text:span text:style-name="T16">Complexité</text:span> théorique</text:p>
          </table:table-cell>
          <table:table-cell table:style-name="Tableau1.C1" office:value-type="string">
            <text:p text:style-name="P54"><text:span text:style-name="T16">Complexité</text:span> pratique</text:p>
          </table:table-cell>
        </table:table-row>
        <table:table-row>
          <table:table-cell table:style-name="Tableau1.A3" office:value-type="string">
            <text:p text:style-name="P40">Insertion séquentielle</text:p>
          </table:table-cell>
          <table:table-cell table:style-name="Tableau1.B3" office:value-type="string">
            <text:p text:style-name="P58"/>
          </table:table-cell>
          <table:table-cell table:style-name="Tableau1.C9" office:value-type="string">
            <text:p text:style-name="P58"/>
          </table:table-cell>
        </table:table-row>
        <table:table-row>
          <table:table-cell table:style-name="Tableau1.A3" office:value-type="string">
            <text:p text:style-name="P48">Ins. Séq. (listes chaînées)</text:p>
          </table:table-cell>
          <table:table-cell table:style-name="Tableau1.B3" office:value-type="string">
            <text:p text:style-name="P58"/>
          </table:table-cell>
          <table:table-cell table:style-name="Tableau1.C9" office:value-type="string">
            <text:p text:style-name="P58"/>
          </table:table-cell>
        </table:table-row>
        <table:table-row>
          <table:table-cell table:style-name="Tableau1.A4" office:value-type="string">
            <text:p text:style-name="P43">Insertion dichotomique</text:p>
          </table:table-cell>
          <table:table-cell table:style-name="Tableau1.B4" office:value-type="string">
            <text:p text:style-name="P58"/>
          </table:table-cell>
          <table:table-cell table:style-name="Tableau1.C9" office:value-type="string">
            <text:p text:style-name="P58"/>
          </table:table-cell>
        </table:table-row>
        <table:table-row>
          <table:table-cell table:style-name="Tableau1.A5" office:value-type="string">
            <text:p text:style-name="P49">Sélection-permutation</text:p>
          </table:table-cell>
          <table:table-cell table:style-name="Tableau1.B5" office:value-type="string">
            <text:p text:style-name="P58"/>
          </table:table-cell>
          <table:table-cell table:style-name="Tableau1.C9" office:value-type="string">
            <text:p text:style-name="P58"/>
          </table:table-cell>
        </table:table-row>
        <table:table-row>
          <table:table-cell table:style-name="Tableau1.A6" office:value-type="string">
            <text:p text:style-name="P43"><text:span text:style-name="T15">Tri à</text:span> bulles</text:p>
          </table:table-cell>
          <table:table-cell table:style-name="Tableau1.B6" office:value-type="string">
            <text:p text:style-name="P58"/>
          </table:table-cell>
          <table:table-cell table:style-name="Tableau1.C9" office:value-type="string">
            <text:p text:style-name="P58"/>
          </table:table-cell>
        </table:table-row>
        <table:table-row>
          <table:table-cell table:style-name="Tableau1.A7" office:value-type="string">
            <text:p text:style-name="P45"><text:span text:style-name="T15">Tri p</text:span>ar fusion</text:p>
          </table:table-cell>
          <table:table-cell table:style-name="Tableau1.B7" office:value-type="string">
            <text:p text:style-name="P58"/>
          </table:table-cell>
          <table:table-cell table:style-name="Tableau1.C9" office:value-type="string">
            <text:p text:style-name="P58"/>
          </table:table-cell>
        </table:table-row>
        <table:table-row>
          <table:table-cell table:style-name="Tableau1.A8" office:value-type="string">
            <text:p text:style-name="P45"><text:span text:style-name="T15">Tri </text:span>rapide</text:p>
          </table:table-cell>
          <table:table-cell table:style-name="Tableau1.B8" office:value-type="string">
            <text:p text:style-name="P58"/>
          </table:table-cell>
          <table:table-cell table:style-name="Tableau1.C9" office:value-type="string">
            <text:p text:style-name="P58"/>
          </table:table-cell>
        </table:table-row>
        <table:table-row>
          <table:table-cell table:style-name="Tableau1.A9" office:value-type="string">
            <text:p text:style-name="P45"><text:span text:style-name="T15">Tri par a</text:span>rbre binaires</text:p>
          </table:table-cell>
          <table:table-cell table:style-name="Tableau1.B9" office:value-type="string">
            <text:p text:style-name="P58"/>
          </table:table-cell>
          <table:table-cell table:style-name="Tableau1.C9" office:value-type="string">
            <text:p text:style-name="P58"/>
          </table:table-cell>
        </table:table-row>
        <table:table-row>
          <table:table-cell table:style-name="Tableau1.A10" office:value-type="string">
            <text:p text:style-name="P45"><text:span text:style-name="T15">Tri p</text:span>ar tas</text:p>
          </table:table-cell>
          <table:table-cell table:style-name="Tableau1.B10" office:value-type="string">
            <text:p text:style-name="P58"/>
          </table:table-cell>
          <table:table-cell table:style-name="Tableau1.C10" office:value-type="string">
            <text:p text:style-name="P58"/>
          </table:table-cell>
        </table:table-row>
      </table:table>
      <text:p text:style-name="P23"/>
      <text:p text:style-name="P23">Les tris qui ne finissent pas les tests sont :</text:p>
      <text:p text:style-name="P25"><text:span text:style-name="T4">- </text:span><text:span text:style-name="T18">Tri à</text:span><text:span text:style-name="T17"> bulles</text:span><text:span text:style-name="T5"> <text:s text:c="23"/></text:span><text:span text:style-name="T23">: </text:span><text:span text:style-name="T19">6393</text:span><text:span text:style-name="T20">1</text:span><text:span text:style-name="T19"> </text:span><text:span text:style-name="T23">ms à la taille </text:span><text:span text:style-name="T24">100 000</text:span></text:p>
      <text:p text:style-name="P27"><text:span text:style-name="T4">- </text:span><text:span text:style-name="T8">Insertion séquentielle</text:span><text:span text:style-name="T5"> <text:s text:c="7"/>: </text:span><text:span text:style-name="T21">18344 </text:span><text:span text:style-name="T5">ms à la taille </text:span><text:span text:style-name="T6">100 000</text:span></text:p>
      <text:p text:style-name="P27"><text:span text:style-name="T4">- </text:span><text:span text:style-name="T9">Ins. Séq. (listes chaînées)</text:span><text:span text:style-name="T5"> : </text:span><text:span text:style-name="T21">3322</text:span><text:span text:style-name="T22">2</text:span><text:span text:style-name="T21"> </text:span><text:span text:style-name="T5">ms à la taille </text:span><text:span text:style-name="T6">100 000</text:span></text:p>
      <text:p text:style-name="P27"><text:span text:style-name="T4">- </text:span><text:span text:style-name="T10">Insertion dichotomique <text:s text:c="4"/></text:span><text:span text:style-name="T5"><text:s/>: </text:span><text:span text:style-name="T21">39805 </text:span><text:span text:style-name="T5">ms à la taille </text:span><text:span text:style-name="T6">200 000</text:span></text:p>
      <text:p text:style-name="P27"><text:span text:style-name="T4">- </text:span><text:span text:style-name="T11">Tri par a</text:span><text:span text:style-name="T12">rbre binaires</text:span><text:span text:style-name="T5"> <text:s text:c="8"/>: </text:span><text:span text:style-name="T21">36203 </text:span><text:span text:style-name="T5">ms à la taille </text:span><text:span text:style-name="T6">300 000</text:span></text:p>
      <text:p text:style-name="P26"><text:span text:style-name="T25">- </text:span><text:span text:style-name="T26">Sélection-permutation</text:span><text:span text:style-name="T23"> <text:s text:c="6"/>: </text:span><text:span text:style-name="T19">23757 </text:span><text:span text:style-name="T23">ms à la tai</text:span><text:span text:style-name="T5">lle </text:span><text:span text:style-name="T7">100 000</text:span></text:p>
      <text:p text:style-name="P24"/>
      <text:h text:style-name="P67" text:outline-level="2"><text:bookmark-start text:name="__RefHeading___Toc614_732461170"/>Tris "lents"<text:bookmark-end text:name="__RefHeading___Toc614_732461170"/></text:h>
      <text:p text:style-name="P19"/>
      <text:p text:style-name="P10"><draw:frame draw:style-name="fr2" draw:name="Objet1" text:anchor-type="paragraph" svg:width="16.688cm" svg:height="8.239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0">Tri</text:p>
          </table:table-cell>
          <table:table-cell table:style-name="Tableau2.A1" office:value-type="string">
            <text:p text:style-name="P50">Complexité théorique</text:p>
          </table:table-cell>
          <table:table-cell table:style-name="Tableau2.C1" office:value-type="string">
            <text:p text:style-name="P50">Complexité pratique</text:p>
          </table:table-cell>
        </table:table-row>
        <table:table-row>
          <table:table-cell table:style-name="Tableau2.A5" office:value-type="string">
            <text:p text:style-name="P47">Tri à bulles</text:p>
          </table:table-cell>
          <table:table-cell table:style-name="Tableau2.B4" office:value-type="string">
            <text:p text:style-name="P38"/>
          </table:table-cell>
          <table:table-cell table:style-name="Tableau2.C4" office:value-type="string">
            <text:p text:style-name="P38"/>
          </table:table-cell>
        </table:table-row>
        <table:table-row>
          <table:table-cell table:style-name="Tableau2.A5" office:value-type="string">
            <text:p text:style-name="P39">Insertion séquentielle</text:p>
          </table:table-cell>
          <table:table-cell table:style-name="Tableau2.B4" office:value-type="string">
            <text:p text:style-name="P38"/>
          </table:table-cell>
          <table:table-cell table:style-name="Tableau2.C4" office:value-type="string">
            <text:p text:style-name="P38"/>
          </table:table-cell>
        </table:table-row>
        <table:table-row>
          <table:table-cell table:style-name="Tableau2.A5" office:value-type="string">
            <text:p text:style-name="P47">Ins. Séq. (listes chaînées)</text:p>
          </table:table-cell>
          <table:table-cell table:style-name="Tableau2.B4" office:value-type="string">
            <text:p text:style-name="P38"/>
          </table:table-cell>
          <table:table-cell table:style-name="Tableau2.C4" office:value-type="string">
            <text:p text:style-name="P38"/>
          </table:table-cell>
        </table:table-row>
        <table:table-row>
          <table:table-cell table:style-name="Tableau2.A5" office:value-type="string">
            <text:p text:style-name="P41">Insertion dichotomique</text:p>
          </table:table-cell>
          <table:table-cell table:style-name="Tableau2.B5" office:value-type="string">
            <text:p text:style-name="P38"/>
          </table:table-cell>
          <table:table-cell table:style-name="Tableau2.C5" office:value-type="string">
            <text:p text:style-name="P38"/>
          </table:table-cell>
        </table:table-row>
        <table:table-row>
          <table:table-cell table:style-name="Tableau2.A6" office:value-type="string">
            <text:p text:style-name="P47">Tri par arbre binaire</text:p>
          </table:table-cell>
          <table:table-cell table:style-name="Tableau2.B6" office:value-type="string">
            <text:p text:style-name="P38"/>
          </table:table-cell>
          <table:table-cell table:style-name="Tableau2.C6" office:value-type="string">
            <text:p text:style-name="P38"/>
          </table:table-cell>
        </table:table-row>
        <table:table-row>
          <table:table-cell table:style-name="Tableau2.A7" office:value-type="string">
            <text:p text:style-name="P42">Sélection-permutation</text:p>
          </table:table-cell>
          <table:table-cell table:style-name="Tableau2.B7" office:value-type="string">
            <text:p text:style-name="P38"/>
          </table:table-cell>
          <table:table-cell table:style-name="Tableau2.C7" office:value-type="string">
            <text:p text:style-name="P38"/>
          </table:table-cell>
        </table:table-row>
      </table:table>
      <text:p text:style-name="P9"><text:soft-page-break/></text:p>
      <text:h text:style-name="P63" text:outline-level="2"><text:bookmark-start text:name="__RefHeading___Toc616_732461170"/>Courbes<text:bookmark-end text:name="__RefHeading___Toc616_732461170"/></text:h>
      <text:p text:style-name="P20"/>
      <text:p text:style-name="P20"/>
      <text:p text:style-name="P20"><draw:frame draw:style-name="fr3" draw:name="Objet3" text:anchor-type="paragraph" svg:width="17.879cm" svg:height="8.999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1"/>
      <text:p text:style-name="P80">Commentaire</text:p>
      <text:p text:style-name="P80"/>
      <text:p text:style-name="P80"/>
      <text:h text:style-name="P64" text:outline-level="2"><text:bookmark-start text:name="__RefHeading___Toc618_732461170"/><text:soft-page-break/>Tris "rapides"<text:bookmark-end text:name="__RefHeading___Toc618_732461170"/></text:h>
      <text:p text:style-name="P31"><draw:frame draw:style-name="fr4" draw:name="Objet2" text:anchor-type="paragraph" svg:x="0.944cm" svg:y="0.688cm" svg:width="14.85cm" svg:height="10.086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1"/>
      <text:p text:style-name="P31"/>
      <text:p text:style-name="P61"/>
      <text:p text:style-name="P31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51">Tri</text:p>
          </table:table-cell>
          <table:table-cell table:style-name="Tableau4.A1" office:value-type="string">
            <text:p text:style-name="P51">Complexité théorique</text:p>
          </table:table-cell>
          <table:table-cell table:style-name="Tableau4.C1" office:value-type="string">
            <text:p text:style-name="P51">Complexité pratique</text:p>
          </table:table-cell>
        </table:table-row>
        <table:table-row>
          <table:table-cell table:style-name="Tableau4.A4" office:value-type="string">
            <text:p text:style-name="P44"><text:span text:style-name="T14">Tri p</text:span>ar fusion</text:p>
          </table:table-cell>
          <table:table-cell table:style-name="Tableau4.B2" office:value-type="string">
            <text:p text:style-name="P46"/>
          </table:table-cell>
          <table:table-cell table:style-name="Tableau4.C2" office:value-type="string">
            <text:p text:style-name="P46"/>
          </table:table-cell>
        </table:table-row>
        <table:table-row>
          <table:table-cell table:style-name="Tableau4.A3" office:value-type="string">
            <text:p text:style-name="P44"><text:span text:style-name="T14">Tri </text:span>rapide</text:p>
          </table:table-cell>
          <table:table-cell table:style-name="Tableau4.B3" office:value-type="string">
            <text:p text:style-name="P46"/>
          </table:table-cell>
          <table:table-cell table:style-name="Tableau4.C3" office:value-type="string">
            <text:p text:style-name="P46"/>
          </table:table-cell>
        </table:table-row>
        <table:table-row>
          <table:table-cell table:style-name="Tableau4.A4" office:value-type="string">
            <text:p text:style-name="P44"><text:span text:style-name="T14">Tri p</text:span>ar tas</text:p>
          </table:table-cell>
          <table:table-cell table:style-name="Tableau4.B4" office:value-type="string">
            <text:p text:style-name="P46"/>
          </table:table-cell>
          <table:table-cell table:style-name="Tableau4.C4" office:value-type="string">
            <text:p text:style-name="P46"/>
          </table:table-cell>
        </table:table-row>
      </table:table>
      <text:p text:style-name="P32"/>
      <text:h text:style-name="P65" text:outline-level="2"><text:bookmark-start text:name="__RefHeading___Toc620_732461170"/>Courbes<text:bookmark-end text:name="__RefHeading___Toc620_732461170"/></text:h>
      <text:p text:style-name="P12"/>
      <text:p text:style-name="P12"><draw:frame draw:style-name="fr3" draw:name="Objet4" text:anchor-type="paragraph" svg:width="16cm" svg:height="8.999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3">Commentaire</text:p>
      <text:h text:style-name="P74" text:outline-level="1"><text:bookmark-start text:name="__RefHeading___Toc622_732461170"/>Tableaux et courbes comparatives<text:bookmark-end text:name="__RefHeading___Toc622_732461170"/></text:h>
      <text:p text:style-name="P14"/>
      <text:h text:style-name="P66" text:outline-level="2"><text:bookmark-start text:name="__RefHeading___Toc626_732461170"/>Tableau et courbe comparative entre le plus rapide des tris "lents" et le plus rapide des tris "rapides"<text:bookmark-end text:name="__RefHeading___Toc626_732461170"/></text:h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52">Tris</text:p>
          </table:table-cell>
          <table:table-cell table:style-name="Tableau5.A1" office:value-type="string">
            <text:p text:style-name="P52">Complexité théorique</text:p>
          </table:table-cell>
          <table:table-cell table:style-name="Tableau5.C1" office:value-type="string">
            <text:p text:style-name="P52">Complexité pratique</text:p>
          </table:table-cell>
        </table:table-row>
        <table:table-row>
          <table:table-cell table:style-name="Tableau5.A2" office:value-type="string">
            <text:p text:style-name="P57">Tri par Arbre Binaire</text:p>
          </table:table-cell>
          <table:table-cell table:style-name="Tableau5.B2" office:value-type="string">
            <text:p text:style-name="P55"/>
          </table:table-cell>
          <table:table-cell table:style-name="Tableau5.C2" office:value-type="string">
            <text:p text:style-name="P55"/>
          </table:table-cell>
        </table:table-row>
        <table:table-row>
          <table:table-cell table:style-name="Tableau5.A3" office:value-type="string">
            <text:p text:style-name="P56"><text:span text:style-name="T13">Tri </text:span>rapide</text:p>
          </table:table-cell>
          <table:table-cell table:style-name="Tableau5.B3" office:value-type="string">
            <text:p text:style-name="P55"/>
          </table:table-cell>
          <table:table-cell table:style-name="Tableau5.C3" office:value-type="string">
            <text:p text:style-name="P55"/>
          </table:table-cell>
        </table:table-row>
      </table:table>
      <text:p text:style-name="P15"/>
      <text:p text:style-name="P18"><draw:frame draw:style-name="fr2" draw:name="Objet5" text:anchor-type="paragraph" svg:width="17.041cm" svg:height="8.31cm" draw:z-index="3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33"/>
      <text:p text:style-name="P33"/>
      <text:h text:style-name="P68" text:outline-level="3"/>
      <text:h text:style-name="P69" text:outline-level="3"><text:bookmark-start text:name="__RefHeading___Toc628_732461170"/>Courbe comparative<text:bookmark-end text:name="__RefHeading___Toc628_732461170"/></text:h>
      <text:p text:style-name="P21"/>
      <text:p text:style-name="P21"><draw:frame draw:style-name="fr5" draw:name="Objet6" text:anchor-type="paragraph" svg:width="16cm" svg:height="8.999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16"/>
      <text:p text:style-name="P17">Commentaire</text:p>
      <text:h text:style-name="P75" text:outline-level="1"><text:bookmark-start text:name="__RefHeading___Toc630_732461170"/>Conclusion<text:bookmark-end text:name="__RefHeading___Toc630_73246117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Prisoner SF" svg:font-family="'Prisoner SF'" style:font-adornments="Gras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4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Liberation Sans" fo:font-family="'Liberation Sans'" style:font-style-name="Normal" style:font-family-generic="swiss" style:font-pitch="variable"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family="'Liberation Sans'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family="'Liberation Sans'" style:font-style-name="Normal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color="#0066cc" style:font-name="Prisoner SF" fo:font-family="'Prisoner SF'" style:font-style-name="Gra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Liberation Sans" fo:font-family="'Liberation Sans'" style:font-style-name="Normal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color="#0066cc" style:font-name="Prisoner SF" fo:font-family="'Prisoner SF'" style:font-style-name="Gras" style:font-pitch="variable" fo:font-size="18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Prisoner SF" fo:font-family="'Prisoner SF'" style:font-style-name="Gras" style:font-pitch="variable" fo:font-size="14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" fo:font-family="'Liberation Sans'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Prisoner SF" fo:font-family="'Prisoner SF'" style:font-style-name="Gras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 officeooo:rsid="001b2339" officeooo:paragraph-rsid="001b2339" style:language-asian="zxx" style:country-asian="none" style:language-complex="zxx" style:country-complex="none"/>
    </style:style>
    <style:style style:name="MP2" style:family="paragraph" style:parent-style-name="Header">
      <style:text-properties officeooo:rsid="00739740" officeooo:paragraph-rsid="00739740"/>
    </style:style>
    <style:style style:name="MP3" style:family="paragraph" style:parent-style-name="Footer">
      <style:text-properties fo:language="fr" fo:country="FR" officeooo:rsid="001c13aa" officeooo:paragraph-rsid="001c13aa" style:language-asian="zxx" style:country-asian="none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MAN dossier projet</text:p>
      </style:header>
      <style:header-first>
        <text:p text:style-name="MP2">L3 Info Mont-Perrin</text:p>
      </style:header-first>
      <style:footer>
        <text:p text:style-name="MP3">Thomas MEDARD</text:p>
        <text:p text:style-name="MP3">Rémi SEGRETAIN <text:s text:c="103"/><text:page-number text:select-page="current">14</text:page-number>/<text:page-count>14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6M22S</meta:editing-duration>
    <meta:editing-cycles>81</meta:editing-cycles>
    <meta:generator>LibreOffice/5.2.2.2$Windows_X86_64 LibreOffice_project/8f96e87c890bf8fa77463cd4b640a2312823f3ad</meta:generator>
    <dc:date>2016-10-26T12:10:14.670000000</dc:date>
    <meta:document-statistic meta:table-count="4" meta:image-count="0" meta:object-count="7" meta:page-count="14" meta:paragraph-count="90" meta:word-count="354" meta:character-count="2248" meta:non-whitespace-character-count="183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adornments="Regular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9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 style:text-position=""/>
    </style:style>
    <style:style style:name="ce2" style:family="table-cell" style:parent-style-name="Default">
      <style:table-cell-properties fo:border="0.06pt solid #000000"/>
      <style:text-properties style:text-position="" style:font-name="Noto Sans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Calibri" style:font-name-asian="WenQuanYi Micro Hei" style:font-name-complex="Calibri"/>
    </style:style>
    <style:style style:name="ce5" style:family="table-cell" style:parent-style-name="Default" style:data-style-name="N137">
      <style:table-cell-properties fo:border="0.06pt solid #000000" fo:padding="0.71mm"/>
      <style:text-properties style:text-position=""/>
    </style:style>
    <style:style style:name="ce6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order="0.06pt solid #000000"/>
      <style:text-properties style:font-name="Noto Sans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style:font-name="Calibri" style:font-name-asian="WenQuanYi Micro Hei" style:font-name-complex="Calibri"/>
    </style:style>
    <style:style style:name="ce10" style:family="table-cell" style:parent-style-name="Default" style:data-style-name="N137">
      <style:table-cell-properties fo:border="0.06pt solid #000000" fo:padding="0.71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13">
          <table:table-cell table:number-columns-repeated="23"/>
        </table:table-row>
        <table:table-row table:style-name="ro2">
          <table:table-cell table:number-columns-repeated="18"/>
          <table:table-cell table:style-name="ce6" office:value-type="string" calcext:value-type="string">
            <text:p>Tri</text:p>
          </table:table-cell>
          <table:table-cell table:style-name="ce6" office:value-type="string" calcext:value-type="string">
            <text:p>« 100 »</text:p>
          </table:table-cell>
          <table:table-cell table:style-name="ce6" office:value-type="string" calcext:value-type="string">
            <text:p>« 500 »</text:p>
          </table:table-cell>
          <table:table-cell table:style-name="ce6" office:value-type="string" calcext:value-type="string">
            <text:p>« 5000 »</text:p>
          </table:table-cell>
          <table:table-cell table:style-name="ce6" office:value-type="string" calcext:value-type="string">
            <text:p>« 10000 »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Tri à bulles</text:p>
          </table:table-cell>
          <table:table-cell table:style-name="ce10" office:value-type="float" office:value="0.10795" calcext:value-type="float">
            <text:p>0,1080</text:p>
          </table:table-cell>
          <table:table-cell table:style-name="ce10" office:value-type="float" office:value="1.5153" calcext:value-type="float">
            <text:p>1,5153</text:p>
          </table:table-cell>
          <table:table-cell table:style-name="ce10" office:value-type="float" office:value="91.2756" calcext:value-type="float">
            <text:p>91,2756</text:p>
          </table:table-cell>
          <table:table-cell table:style-name="ce10" office:value-type="float" office:value="425.38" calcext:value-type="float">
            <text:p>425,3800</text:p>
          </table:table-cell>
        </table:table-row>
        <table:table-row table:style-name="ro2">
          <table:table-cell table:number-columns-repeated="18"/>
          <table:table-cell table:style-name="ce8" office:value-type="string" calcext:value-type="string">
            <text:p>Insertion séquentielle</text:p>
          </table:table-cell>
          <table:table-cell table:style-name="ce10" office:value-type="float" office:value="0.0211" calcext:value-type="float">
            <text:p>0,0211</text:p>
          </table:table-cell>
          <table:table-cell table:style-name="ce10" office:value-type="float" office:value="0.4515" calcext:value-type="float">
            <text:p>0,4515</text:p>
          </table:table-cell>
          <table:table-cell table:style-name="ce10" office:value-type="float" office:value="43.2995" calcext:value-type="float">
            <text:p>43,2995</text:p>
          </table:table-cell>
          <table:table-cell table:style-name="ce10" office:value-type="float" office:value="172.78395" calcext:value-type="float">
            <text:p>172,7840</text:p>
          </table:table-cell>
        </table:table-row>
        <table:table-row table:style-name="ro2">
          <table:table-cell table:number-columns-repeated="18"/>
          <table:table-cell table:style-name="ce9" office:value-type="string" calcext:value-type="string">
            <text:p>Ins. séq. (listes chaînées)</text:p>
          </table:table-cell>
          <table:table-cell table:style-name="ce10" office:value-type="float" office:value="0.03495" calcext:value-type="float">
            <text:p>0,0350</text:p>
          </table:table-cell>
          <table:table-cell table:style-name="ce10" office:value-type="float" office:value="0.80035" calcext:value-type="float">
            <text:p>0,8004</text:p>
          </table:table-cell>
          <table:table-cell table:style-name="ce10" office:value-type="float" office:value="73.6965" calcext:value-type="float">
            <text:p>73,6965</text:p>
          </table:table-cell>
          <table:table-cell table:style-name="ce10" office:value-type="float" office:value="294.6678" calcext:value-type="float">
            <text:p>294,6678</text:p>
          </table:table-cell>
        </table:table-row>
        <table:table-row table:style-name="ro2">
          <table:table-cell table:number-columns-repeated="18"/>
          <table:table-cell table:style-name="ce8" office:value-type="string" calcext:value-type="string">
            <text:p>Insertion Dichotomique</text:p>
          </table:table-cell>
          <table:table-cell table:style-name="ce10" office:value-type="float" office:value="0.02535" calcext:value-type="float">
            <text:p>0,0254</text:p>
          </table:table-cell>
          <table:table-cell table:style-name="ce10" office:value-type="float" office:value="0.37755" calcext:value-type="float">
            <text:p>0,3776</text:p>
          </table:table-cell>
          <table:table-cell table:style-name="ce10" office:value-type="float" office:value="22.78485" calcext:value-type="float">
            <text:p>22,7849</text:p>
          </table:table-cell>
          <table:table-cell table:style-name="ce10" office:value-type="float" office:value="88.98805" calcext:value-type="float">
            <text:p>88,9881</text:p>
          </table:table-cell>
        </table:table-row>
        <table:table-row table:style-name="ro2">
          <table:table-cell table:number-columns-repeated="18"/>
          <table:table-cell table:style-name="ce8" office:value-type="string" calcext:value-type="string">
            <text:p>Tri par Arbre Binaire</text:p>
          </table:table-cell>
          <table:table-cell table:style-name="ce8" office:value-type="float" office:value="0.05865" calcext:value-type="float">
            <text:p>0,05865</text:p>
          </table:table-cell>
          <table:table-cell table:style-name="ce8" office:value-type="float" office:value="0.2635" calcext:value-type="float">
            <text:p>0,2635</text:p>
          </table:table-cell>
          <table:table-cell table:style-name="ce8" office:value-type="float" office:value="3.63875" calcext:value-type="float">
            <text:p>3,63875</text:p>
          </table:table-cell>
          <table:table-cell table:style-name="ce8" office:value-type="float" office:value="11.80005" calcext:value-type="float">
            <text:p>11,80005</text:p>
          </table:table-cell>
        </table:table-row>
        <table:table-row table:style-name="ro2">
          <table:table-cell table:number-columns-repeated="18"/>
          <table:table-cell table:style-name="ce8" office:value-type="string" calcext:value-type="string">
            <text:p>Sélection-Permutation</text:p>
          </table:table-cell>
          <table:table-cell table:style-name="ce10" office:value-type="float" office:value="0.0293" calcext:value-type="float">
            <text:p>0,0293</text:p>
          </table:table-cell>
          <table:table-cell table:style-name="ce10" office:value-type="float" office:value="0.59375" calcext:value-type="float">
            <text:p>0,5938</text:p>
          </table:table-cell>
          <table:table-cell table:style-name="ce10" office:value-type="float" office:value="55.144" calcext:value-type="float">
            <text:p>55,1440</text:p>
          </table:table-cell>
          <table:table-cell table:style-name="ce10" office:value-type="float" office:value="219.74985" calcext:value-type="float">
            <text:p>219,7499</text:p>
          </table:table-cell>
        </table:table-row>
        <table:table-row table:style-name="ro2">
          <table:table-cell table:number-columns-repeated="18"/>
          <table:table-cell table:style-name="ce6" office:value-type="string" calcext:value-type="string">
            <text:p>Tri</text:p>
          </table:table-cell>
          <table:table-cell table:style-name="ce6" office:value-type="string" calcext:value-type="string">
            <text:p>« 50000 »</text:p>
          </table:table-cell>
          <table:table-cell table:style-name="ce6" office:value-type="string" calcext:value-type="string">
            <text:p>« 100000 »</text:p>
          </table:table-cell>
          <table:table-cell table:style-name="ce6" office:value-type="string" calcext:value-type="string">
            <text:p>« 200000 »</text:p>
          </table:table-cell>
          <table:table-cell table:style-name="ce6" office:value-type="string" calcext:value-type="string">
            <text:p>« 300000 »</text:p>
          </table:table-cell>
        </table:table-row>
        <table:table-row table:style-name="ro2">
          <table:table-cell table:number-columns-repeated="18"/>
          <table:table-cell table:style-name="ce7" office:value-type="string" calcext:value-type="string">
            <text:p>Tri à bulles</text:p>
          </table:table-cell>
          <table:table-cell table:style-name="ce10" office:value-type="float" office:value="12557.9152" calcext:value-type="float">
            <text:p>12557,9152</text:p>
          </table:table-cell>
          <table:table-cell table:style-name="ce10" office:value-type="float" office:value="63930.98925" calcext:value-type="float">
            <text:p>63930,9893</text:p>
          </table:table-cell>
          <table:table-cell table:style-name="ce10" table:number-columns-repeated="2"/>
        </table:table-row>
        <table:table-row table:style-name="ro2">
          <table:table-cell table:number-columns-repeated="18"/>
          <table:table-cell table:style-name="ce8" office:value-type="string" calcext:value-type="string">
            <text:p>Insertion séquentielle</text:p>
          </table:table-cell>
          <table:table-cell table:style-name="ce10" office:value-type="float" office:value="4316.4249" calcext:value-type="float">
            <text:p>4316,4249</text:p>
          </table:table-cell>
          <table:table-cell table:style-name="ce10" office:value-type="float" office:value="18344.305375" calcext:value-type="float">
            <text:p>18344,3054</text:p>
          </table:table-cell>
          <table:table-cell table:style-name="ce10" table:number-columns-repeated="2"/>
        </table:table-row>
        <table:table-row table:style-name="ro2">
          <table:table-cell table:number-columns-repeated="18"/>
          <table:table-cell table:style-name="ce9" office:value-type="string" calcext:value-type="string">
            <text:p>Ins. séq. (listes chaînées)</text:p>
          </table:table-cell>
          <table:table-cell table:style-name="ce10" office:value-type="float" office:value="7358.45995" calcext:value-type="float">
            <text:p>7358,4600</text:p>
          </table:table-cell>
          <table:table-cell table:style-name="ce10" office:value-type="float" office:value="33221.557889" calcext:value-type="float">
            <text:p>33221,5579</text:p>
          </table:table-cell>
          <table:table-cell table:style-name="ce10" table:number-columns-repeated="2"/>
        </table:table-row>
        <table:table-row table:style-name="ro2">
          <table:table-cell table:number-columns-repeated="18"/>
          <table:table-cell table:style-name="ce8" office:value-type="string" calcext:value-type="string">
            <text:p>Insertion Dichotomique</text:p>
          </table:table-cell>
          <table:table-cell table:style-name="ce10" office:value-type="float" office:value="2201.54075" calcext:value-type="float">
            <text:p>2201,5408</text:p>
          </table:table-cell>
          <table:table-cell table:style-name="ce10" office:value-type="float" office:value="8732.17365" calcext:value-type="float">
            <text:p>8732,1737</text:p>
          </table:table-cell>
          <table:table-cell table:style-name="ce10" office:value-type="float" office:value="39805.021857" calcext:value-type="float">
            <text:p>39805,0219</text:p>
          </table:table-cell>
          <table:table-cell table:style-name="ce10"/>
        </table:table-row>
        <table:table-row table:style-name="ro2">
          <table:table-cell table:number-columns-repeated="18"/>
          <table:table-cell table:style-name="ce8" office:value-type="string" calcext:value-type="string">
            <text:p>Tri par Arbre Binaire</text:p>
          </table:table-cell>
          <table:table-cell table:style-name="ce8" office:value-type="float" office:value="360.42985" calcext:value-type="float">
            <text:p>360,42985</text:p>
          </table:table-cell>
          <table:table-cell table:style-name="ce8" office:value-type="float" office:value="2074.5627" calcext:value-type="float">
            <text:p>2074,5627</text:p>
          </table:table-cell>
          <table:table-cell table:style-name="ce8" office:value-type="float" office:value="12413.95165" calcext:value-type="float">
            <text:p>12413,95165</text:p>
          </table:table-cell>
          <table:table-cell table:style-name="ce8" office:value-type="float" office:value="36203.295375" calcext:value-type="float">
            <text:p>36203,295375</text:p>
          </table:table-cell>
        </table:table-row>
        <table:table-row table:style-name="ro2">
          <table:table-cell table:number-columns-repeated="18"/>
          <table:table-cell table:style-name="ce8" office:value-type="string" calcext:value-type="string">
            <text:p>Sélection-Permutation</text:p>
          </table:table-cell>
          <table:table-cell table:style-name="ce10" office:value-type="float" office:value="5481.28995" calcext:value-type="float">
            <text:p>5481,2900</text:p>
          </table:table-cell>
          <table:table-cell table:style-name="ce10" office:value-type="float" office:value="23757.05325" calcext:value-type="float">
            <text:p>23757,0533</text:p>
          </table:table-cell>
          <table:table-cell table:style-name="ce10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adornments="Regular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0" loext:min-decimal-places="0" number:min-integer-digits="5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11" loext:min-decimal-places="11" number:min-integer-digits="1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8:34:10.375705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mm"/>
    </style:style>
    <style:style style:name="co3" style:family="table-column">
      <style:table-column-properties fo:break-before="auto" style:column-width="25.8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37">
      <style:table-cell-properties fo:border="0.06pt solid #000000" fo:padding="0.71mm"/>
      <style:text-properties style:text-position=""/>
    </style:style>
    <style:style style:name="ce4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37">
      <style:table-cell-properties fo:border="0.06pt solid #000000" fo:padding="0.71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4" table:default-cell-style-name="Default"/>
        <table:table-column table:style-name="co2" table:default-cell-style-name="ce5"/>
        <table:table-column table:style-name="co3" table:number-columns-repeated="4" table:default-cell-style-name="ce6"/>
        <table:table-row table:style-name="ro1">
          <table:table-cell table:number-columns-repeated="24"/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« 100 »</text:p>
          </table:table-cell>
          <table:table-cell table:style-name="ce4" office:value-type="string" calcext:value-type="string">
            <text:p>« 500 »</text:p>
          </table:table-cell>
          <table:table-cell table:style-name="ce4" office:value-type="string" calcext:value-type="string">
            <text:p>« 5000 »</text:p>
          </table:table-cell>
          <table:table-cell table:style-name="ce4" office:value-type="string" calcext:value-type="string">
            <text:p>« 10000 »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par fusion</text:p>
          </table:table-cell>
          <table:table-cell office:value-type="float" office:value="0.0292" calcext:value-type="float">
            <text:p>0,0292</text:p>
          </table:table-cell>
          <table:table-cell office:value-type="float" office:value="0.1677" calcext:value-type="float">
            <text:p>0,1677</text:p>
          </table:table-cell>
          <table:table-cell office:value-type="float" office:value="1.5318" calcext:value-type="float">
            <text:p>1,5318</text:p>
          </table:table-cell>
          <table:table-cell office:value-type="float" office:value="2.83865" calcext:value-type="float">
            <text:p>2,8387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rapide</text:p>
          </table:table-cell>
          <table:table-cell office:value-type="float" office:value="0.00935" calcext:value-type="float">
            <text:p>0,0094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4875" calcext:value-type="float">
            <text:p>0,4875</text:p>
          </table:table-cell>
          <table:table-cell office:value-type="float" office:value="0.95745" calcext:value-type="float">
            <text:p>0,9575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par tas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1198" calcext:value-type="float">
            <text:p>0,1198</text:p>
          </table:table-cell>
          <table:table-cell office:value-type="float" office:value="1.52865" calcext:value-type="float">
            <text:p>1,5287</text:p>
          </table:table-cell>
          <table:table-cell office:value-type="float" office:value="3.20725" calcext:value-type="float">
            <text:p>3,2073</text:p>
          </table:table-cell>
        </table:table-row>
        <table:table-row table:style-name="ro1">
          <table:table-cell table:number-columns-repeated="24"/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« 50000 »</text:p>
          </table:table-cell>
          <table:table-cell table:style-name="ce4" office:value-type="string" calcext:value-type="string">
            <text:p>« 100000 »</text:p>
          </table:table-cell>
          <table:table-cell table:style-name="ce4" office:value-type="string" calcext:value-type="string">
            <text:p>« 200000 »</text:p>
          </table:table-cell>
          <table:table-cell table:style-name="ce4" office:value-type="string" calcext:value-type="string">
            <text:p>« 300000 »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par fusion</text:p>
          </table:table-cell>
          <table:table-cell office:value-type="float" office:value="15.56285" calcext:value-type="float">
            <text:p>15,5629</text:p>
          </table:table-cell>
          <table:table-cell office:value-type="float" office:value="32.1178" calcext:value-type="float">
            <text:p>32,1178</text:p>
          </table:table-cell>
          <table:table-cell office:value-type="float" office:value="66.3263" calcext:value-type="float">
            <text:p>66,3263</text:p>
          </table:table-cell>
          <table:table-cell office:value-type="float" office:value="101.66705" calcext:value-type="float">
            <text:p>101,6671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rapide</text:p>
          </table:table-cell>
          <table:table-cell office:value-type="float" office:value="4.80525" calcext:value-type="float">
            <text:p>4,8053</text:p>
          </table:table-cell>
          <table:table-cell office:value-type="float" office:value="9.22195" calcext:value-type="float">
            <text:p>9,2220</text:p>
          </table:table-cell>
          <table:table-cell office:value-type="float" office:value="17.29345" calcext:value-type="float">
            <text:p>17,2935</text:p>
          </table:table-cell>
          <table:table-cell office:value-type="float" office:value="26.48675" calcext:value-type="float">
            <text:p>26,4868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par tas</text:p>
          </table:table-cell>
          <table:table-cell office:value-type="float" office:value="17.57435" calcext:value-type="float">
            <text:p>17,5744</text:p>
          </table:table-cell>
          <table:table-cell office:value-type="float" office:value="36.6743" calcext:value-type="float">
            <text:p>36,6743</text:p>
          </table:table-cell>
          <table:table-cell office:value-type="float" office:value="76.0928" calcext:value-type="float">
            <text:p>76,0928</text:p>
          </table:table-cell>
          <table:table-cell office:value-type="float" office:value="117.30545" calcext:value-type="float">
            <text:p>117,3055</text:p>
          </table:table-cell>
        </table:table-row>
        <table:table-row table:style-name="ro1">
          <table:table-cell table:number-columns-repeated="24"/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« 400000 »</text:p>
          </table:table-cell>
          <table:table-cell table:style-name="ce4" office:value-type="string" calcext:value-type="string">
            <text:p>« 500000 »</text:p>
          </table:table-cell>
          <table:table-cell table:style-name="ce4" office:value-type="string" calcext:value-type="string">
            <text:p>« 600000 »</text:p>
          </table:table-cell>
          <table:table-cell table:style-name="ce4" office:value-type="string" calcext:value-type="string">
            <text:p>« 700000 »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par fusion</text:p>
          </table:table-cell>
          <table:table-cell office:value-type="float" office:value="137.214" calcext:value-type="float">
            <text:p>137,2140</text:p>
          </table:table-cell>
          <table:table-cell office:value-type="float" office:value="174.4969" calcext:value-type="float">
            <text:p>174,4969</text:p>
          </table:table-cell>
          <table:table-cell office:value-type="float" office:value="212.6654" calcext:value-type="float">
            <text:p>212,6654</text:p>
          </table:table-cell>
          <table:table-cell office:value-type="float" office:value="247.94925" calcext:value-type="float">
            <text:p>247,9493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rapide</text:p>
          </table:table-cell>
          <table:table-cell office:value-type="float" office:value="35.55295" calcext:value-type="float">
            <text:p>35,5530</text:p>
          </table:table-cell>
          <table:table-cell office:value-type="float" office:value="44.7987" calcext:value-type="float">
            <text:p>44,7987</text:p>
          </table:table-cell>
          <table:table-cell office:value-type="float" office:value="52.6732" calcext:value-type="float">
            <text:p>52,6732</text:p>
          </table:table-cell>
          <table:table-cell office:value-type="float" office:value="67.76975" calcext:value-type="float">
            <text:p>67,7698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Tri par tas</text:p>
          </table:table-cell>
          <table:table-cell office:value-type="float" office:value="159.50355" calcext:value-type="float">
            <text:p>159,5036</text:p>
          </table:table-cell>
          <table:table-cell office:value-type="float" office:value="200.97495" calcext:value-type="float">
            <text:p>200,9750</text:p>
          </table:table-cell>
          <table:table-cell office:value-type="float" office:value="243.81975" calcext:value-type="float">
            <text:p>243,8198</text:p>
          </table:table-cell>
          <table:table-cell office:value-type="float" office:value="287.98695" calcext:value-type="float">
            <text:p>287,9870</text:p>
          </table:table-cell>
        </table:table-row>
        <table:table-row table:style-name="ro1">
          <table:table-cell table:number-columns-repeated="24"/>
          <table:table-cell table:style-name="ce4" office:value-type="string" calcext:value-type="string">
            <text:p>Tri</text:p>
          </table:table-cell>
          <table:table-cell table:style-name="ce4" office:value-type="string" calcext:value-type="string">
            <text:p>« 800000 »</text:p>
          </table:table-cell>
          <table:table-cell table:style-name="ce4" office:value-type="string" calcext:value-type="string">
            <text:p>« 900000 »</text:p>
          </table:table-cell>
          <table:table-cell table:style-name="ce4" office:value-type="string" calcext:value-type="string">
            <text:p>« 1000000 »</text:p>
          </table:table-cell>
          <table:table-cell table:style-name="Default"/>
        </table:table-row>
        <table:table-row table:style-name="ro1">
          <table:table-cell table:number-columns-repeated="24"/>
          <table:table-cell office:value-type="string" calcext:value-type="string">
            <text:p>Tri par fusion</text:p>
          </table:table-cell>
          <table:table-cell office:value-type="float" office:value="284.1719" calcext:value-type="float">
            <text:p>284,1719</text:p>
          </table:table-cell>
          <table:table-cell office:value-type="float" office:value="324.47715" calcext:value-type="float">
            <text:p>324,4772</text:p>
          </table:table-cell>
          <table:table-cell office:value-type="float" office:value="361.76995" calcext:value-type="float">
            <text:p>361,7700</text:p>
          </table:table-cell>
          <table:table-cell table:style-name="Default"/>
        </table:table-row>
        <table:table-row table:style-name="ro1">
          <table:table-cell table:number-columns-repeated="24"/>
          <table:table-cell office:value-type="string" calcext:value-type="string">
            <text:p>Tri rapide</text:p>
          </table:table-cell>
          <table:table-cell office:value-type="float" office:value="78.9474" calcext:value-type="float">
            <text:p>78,9474</text:p>
          </table:table-cell>
          <table:table-cell office:value-type="float" office:value="82.5152" calcext:value-type="float">
            <text:p>82,5152</text:p>
          </table:table-cell>
          <table:table-cell office:value-type="float" office:value="94.62675" calcext:value-type="float">
            <text:p>94,6268</text:p>
          </table:table-cell>
          <table:table-cell table:style-name="Default"/>
        </table:table-row>
        <table:table-row table:style-name="ro1">
          <table:table-cell table:number-columns-repeated="24"/>
          <table:table-cell office:value-type="string" calcext:value-type="string">
            <text:p>Tri par tas</text:p>
          </table:table-cell>
          <table:table-cell office:value-type="float" office:value="331.845" calcext:value-type="float">
            <text:p>331,8450</text:p>
          </table:table-cell>
          <table:table-cell office:value-type="float" office:value="375.42865" calcext:value-type="float">
            <text:p>375,4287</text:p>
          </table:table-cell>
          <table:table-cell office:value-type="float" office:value="422.64665" calcext:value-type="float">
            <text:p>422,6467</text:p>
          </table:table-cell>
          <table:table-cell table:style-name="Default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0" loext:min-decimal-places="0" number:min-integer-digits="5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11" loext:min-decimal-places="11" number:min-integer-digits="1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8:12:43.743684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878cm" svg:height="8.999cm" xlink:href="." xlink:type="simple" chart:class="chart:line" chart:style-name="ch1">
        <chart:title svg:x="6.866cm" svg:y="0.315cm" chart:style-name="ch2">
          <text:p>Algorithmes "Lents"</text:p>
        </chart:title>
        <chart:legend chart:legend-position="end" svg:x="11.39cm" svg:y="2.735cm" style:legend-expansion="high" chart:style-name="ch3"/>
        <chart:plot-area chart:style-name="ch4" chart:data-source-has-labels="both" svg:x="1.358cm" svg:y="1.299cm" svg:width="9.675cm" svg:height="6.55cm">
          <chartooo:coordinate-region svg:x="3.429cm" svg:y="1.299cm" svg:width="7.461cm" svg:height="4.585cm"/>
          <chart:axis chart:dimension="x" chart:name="primary-x" chart:style-name="ch5" chartooo:axis-type="auto">
            <chartooo:date-scale/>
            <chart:title svg:x="4.868cm" svg:y="8.028cm" chart:style-name="ch6">
              <text:p>Tailles de tableaux</text:p>
            </chart:title>
            <chart:categories table:cell-range-address="local-table.$B$1:.$J$1"/>
          </chart:axis>
          <chart:axis chart:dimension="y" chart:name="primary-y" chart:style-name="ch7">
            <chart:title svg:x="0.451cm" svg:y="5.594cm" chart:style-name="ch8">
              <text:p>Temps en ms</text:p>
            </chart:title>
            <chart:grid chart:style-name="ch9" chart:class="major"/>
          </chart:axis>
          <chart:series chart:style-name="ch10" chart:values-cell-range-address="local-table.$B$2:.$J$2" chart:label-cell-address="local-table.$A$2" chart:class="chart:line">
            <chart:data-point chart:repeated="9"/>
          </chart:series>
          <chart:series chart:style-name="ch11" chart:values-cell-range-address="local-table.$B$3:.$J$3" chart:label-cell-address="local-table.$A$3" chart:class="chart:line">
            <chart:data-point chart:repeated="9"/>
          </chart:series>
          <chart:series chart:style-name="ch12" chart:values-cell-range-address="local-table.$B$4:.$J$4" chart:label-cell-address="local-table.$A$4" chart:class="chart:line">
            <chart:data-point chart:repeated="9"/>
          </chart:series>
          <chart:series chart:style-name="ch13" chart:values-cell-range-address="local-table.$B$5:.$J$5" chart:label-cell-address="local-table.$A$5" chart:class="chart:line">
            <chart:data-point chart:repeated="9"/>
          </chart:series>
          <chart:series chart:style-name="ch14" chart:values-cell-range-address="local-table.$B$6:.$J$6" chart:label-cell-address="local-table.$A$6" chart:class="chart:line">
            <chart:data-point chart:repeated="9"/>
          </chart:series>
          <chart:series chart:style-name="ch15" chart:values-cell-range-address="local-table.$B$7:.$J$7" chart:label-cell-address="local-table.$A$7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 100 »</text:p>
              </table:table-cell>
              <table:table-cell office:value-type="string">
                <text:p>« 500 »</text:p>
              </table:table-cell>
              <table:table-cell office:value-type="string">
                <text:p>« 5000 »</text:p>
              </table:table-cell>
              <table:table-cell office:value-type="string">
                <text:p>« 10000 »</text:p>
              </table:table-cell>
              <table:table-cell office:value-type="string">
                <text:p>« 50000 »</text:p>
              </table:table-cell>
              <table:table-cell office:value-type="string">
                <text:p>« 100000 »</text:p>
              </table:table-cell>
              <table:table-cell office:value-type="string">
                <text:p>« 200000 »</text:p>
              </table:table-cell>
              <table:table-cell office:value-type="string">
                <text:p>« 300000 »</text:p>
              </table:table-cell>
              <table:table-cell office:value-type="string">
                <text:p>« 400000 »</text:p>
              </table:table-cell>
            </table:table-row>
          </table:table-header-rows>
          <table:table-rows>
            <table:table-row>
              <table:table-cell office:value-type="string">
                <text:p>Tri à bulles</text:p>
              </table:table-cell>
              <table:table-cell office:value-type="float" office:value="0.10795">
                <text:p>0.10795</text:p>
              </table:table-cell>
              <table:table-cell office:value-type="float" office:value="1.5153">
                <text:p>1.5153</text:p>
              </table:table-cell>
              <table:table-cell office:value-type="float" office:value="91.2756">
                <text:p>91.2756</text:p>
              </table:table-cell>
              <table:table-cell office:value-type="float" office:value="425.38">
                <text:p>425.38</text:p>
              </table:table-cell>
              <table:table-cell office:value-type="float" office:value="12557.9152">
                <text:p>12557.9152</text:p>
              </table:table-cell>
              <table:table-cell office:value-type="float" office:value="63930.98925">
                <text:p>63930.9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séquentielle</text:p>
              </table:table-cell>
              <table:table-cell office:value-type="float" office:value="0.0211">
                <text:p>0.0211</text:p>
              </table:table-cell>
              <table:table-cell office:value-type="float" office:value="0.4515">
                <text:p>0.4515</text:p>
              </table:table-cell>
              <table:table-cell office:value-type="float" office:value="43.2995">
                <text:p>43.2995</text:p>
              </table:table-cell>
              <table:table-cell office:value-type="float" office:value="172.78395">
                <text:p>172.78395</text:p>
              </table:table-cell>
              <table:table-cell office:value-type="float" office:value="4316.4249">
                <text:p>4316.4249</text:p>
              </table:table-cell>
              <table:table-cell office:value-type="float" office:value="18344.305375">
                <text:p>18344.30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séquentielle (listes chaînées)</text:p>
              </table:table-cell>
              <table:table-cell office:value-type="float" office:value="0.03495">
                <text:p>0.03495</text:p>
              </table:table-cell>
              <table:table-cell office:value-type="float" office:value="0.80035">
                <text:p>0.80035</text:p>
              </table:table-cell>
              <table:table-cell office:value-type="float" office:value="73.6965">
                <text:p>73.6965</text:p>
              </table:table-cell>
              <table:table-cell office:value-type="float" office:value="294.6678">
                <text:p>294.6678</text:p>
              </table:table-cell>
              <table:table-cell office:value-type="float" office:value="7358.45995">
                <text:p>7358.45995</text:p>
              </table:table-cell>
              <table:table-cell office:value-type="float" office:value="33221.557889">
                <text:p>33221.55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Dichotomique</text:p>
              </table:table-cell>
              <table:table-cell office:value-type="float" office:value="0.02535">
                <text:p>0.02535</text:p>
              </table:table-cell>
              <table:table-cell office:value-type="float" office:value="0.37755">
                <text:p>0.37755</text:p>
              </table:table-cell>
              <table:table-cell office:value-type="float" office:value="22.78485">
                <text:p>22.78485</text:p>
              </table:table-cell>
              <table:table-cell office:value-type="float" office:value="88.98805">
                <text:p>88.98805</text:p>
              </table:table-cell>
              <table:table-cell office:value-type="float" office:value="2201.54075">
                <text:p>2201.54075</text:p>
              </table:table-cell>
              <table:table-cell office:value-type="float" office:value="8732.17365">
                <text:p>8732.17365</text:p>
              </table:table-cell>
              <table:table-cell office:value-type="float" office:value="39805.021857">
                <text:p>39805.02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 par Arbre Binaire</text:p>
              </table:table-cell>
              <table:table-cell office:value-type="float" office:value="0.05865">
                <text:p>0.05865</text:p>
              </table:table-cell>
              <table:table-cell office:value-type="float" office:value="0.2635">
                <text:p>0.2635</text:p>
              </table:table-cell>
              <table:table-cell office:value-type="float" office:value="3.63875">
                <text:p>3.63875</text:p>
              </table:table-cell>
              <table:table-cell office:value-type="float" office:value="11.80005">
                <text:p>11.80005</text:p>
              </table:table-cell>
              <table:table-cell office:value-type="float" office:value="360.42985">
                <text:p>360.42985</text:p>
              </table:table-cell>
              <table:table-cell office:value-type="float" office:value="2074.5627">
                <text:p>2074.5627</text:p>
              </table:table-cell>
              <table:table-cell office:value-type="float" office:value="12413.95165">
                <text:p>12413.95165</text:p>
              </table:table-cell>
              <table:table-cell office:value-type="float" office:value="36203.295375">
                <text:p>36203.295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élection-Permutation</text:p>
              </table:table-cell>
              <table:table-cell office:value-type="float" office:value="0.0293">
                <text:p>0.0293</text:p>
              </table:table-cell>
              <table:table-cell office:value-type="float" office:value="0.59375">
                <text:p>0.59375</text:p>
              </table:table-cell>
              <table:table-cell office:value-type="float" office:value="55.144">
                <text:p>55.144</text:p>
              </table:table-cell>
              <table:table-cell office:value-type="float" office:value="219.74985">
                <text:p>219.74985</text:p>
              </table:table-cell>
              <table:table-cell office:value-type="float" office:value="5481.28995">
                <text:p>5481.28995</text:p>
              </table:table-cell>
              <table:table-cell office:value-type="float" office:value="23757.05325">
                <text:p>23757.0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63cm" svg:y="0.315cm" chart:style-name="ch2">
          <text:p>Algorithmes "Rapides"</text:p>
        </chart:title>
        <chart:legend chart:legend-position="end" svg:x="12.602cm" svg:y="3.693cm" style:legend-expansion="high" chart:style-name="ch3"/>
        <chart:plot-area chart:style-name="ch4" chart:data-source-has-labels="both" svg:x="1.32cm" svg:y="1.299cm" svg:width="10.963cm" svg:height="6.55cm">
          <chartooo:coordinate-region svg:x="3.01cm" svg:y="1.299cm" svg:width="9.13cm" svg:height="4.451cm"/>
          <chart:axis chart:dimension="x" chart:name="primary-x" chart:style-name="ch5" chartooo:axis-type="auto">
            <chartooo:date-scale/>
            <chart:title svg:x="5.389cm" svg:y="8.028cm" chart:style-name="ch6">
              <text:p>Tailles des tableaux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594cm" chart:style-name="ch8">
              <text:p>Temps en ms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line">
            <chart:data-point chart:repeated="15"/>
          </chart:series>
          <chart:series chart:style-name="ch11" chart:values-cell-range-address="local-table.$B$3:.$P$3" chart:label-cell-address="local-table.$A$3" chart:class="chart:line">
            <chart:data-point chart:repeated="15"/>
          </chart:series>
          <chart:series chart:style-name="ch12" chart:values-cell-range-address="local-table.$B$4:.$P$4" chart:label-cell-address="local-table.$A$4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 100 »</text:p>
              </table:table-cell>
              <table:table-cell office:value-type="string">
                <text:p>« 500 »</text:p>
              </table:table-cell>
              <table:table-cell office:value-type="string">
                <text:p>« 5000 »</text:p>
              </table:table-cell>
              <table:table-cell office:value-type="string">
                <text:p>« 10000 »</text:p>
              </table:table-cell>
              <table:table-cell office:value-type="string">
                <text:p>« 50000 »</text:p>
              </table:table-cell>
              <table:table-cell office:value-type="string">
                <text:p>« 100000 »</text:p>
              </table:table-cell>
              <table:table-cell office:value-type="string">
                <text:p>« 200000 »</text:p>
              </table:table-cell>
              <table:table-cell office:value-type="string">
                <text:p>« 300000 »</text:p>
              </table:table-cell>
              <table:table-cell office:value-type="string">
                <text:p>« 400000 »</text:p>
              </table:table-cell>
              <table:table-cell office:value-type="string">
                <text:p>« 500000 »</text:p>
              </table:table-cell>
              <table:table-cell office:value-type="string">
                <text:p>« 600000 »</text:p>
              </table:table-cell>
              <table:table-cell office:value-type="string">
                <text:p>« 700000 »</text:p>
              </table:table-cell>
              <table:table-cell office:value-type="string">
                <text:p>« 800000 »</text:p>
              </table:table-cell>
              <table:table-cell office:value-type="string">
                <text:p>« 900000 »</text:p>
              </table:table-cell>
              <table:table-cell office:value-type="string">
                <text:p>« 1000000 »</text:p>
              </table:table-cell>
            </table:table-row>
          </table:table-header-rows>
          <table:table-rows>
            <table:table-row>
              <table:table-cell office:value-type="string">
                <text:p>Tri par fusion</text:p>
              </table:table-cell>
              <table:table-cell office:value-type="float" office:value="0.0292">
                <text:p>0.0292</text:p>
              </table:table-cell>
              <table:table-cell office:value-type="float" office:value="0.1677">
                <text:p>0.1677</text:p>
              </table:table-cell>
              <table:table-cell office:value-type="float" office:value="1.5318">
                <text:p>1.5318</text:p>
              </table:table-cell>
              <table:table-cell office:value-type="float" office:value="2.83865">
                <text:p>2.83865</text:p>
              </table:table-cell>
              <table:table-cell office:value-type="float" office:value="15.56285">
                <text:p>15.56285</text:p>
              </table:table-cell>
              <table:table-cell office:value-type="float" office:value="32.1178">
                <text:p>32.1178</text:p>
              </table:table-cell>
              <table:table-cell office:value-type="float" office:value="66.3263">
                <text:p>66.3263</text:p>
              </table:table-cell>
              <table:table-cell office:value-type="float" office:value="101.66705">
                <text:p>101.66705</text:p>
              </table:table-cell>
              <table:table-cell office:value-type="float" office:value="137.214">
                <text:p>137.214</text:p>
              </table:table-cell>
              <table:table-cell office:value-type="float" office:value="174.4969">
                <text:p>174.4969</text:p>
              </table:table-cell>
              <table:table-cell office:value-type="float" office:value="212.6654">
                <text:p>212.6654</text:p>
              </table:table-cell>
              <table:table-cell office:value-type="float" office:value="247.94925">
                <text:p>247.94925</text:p>
              </table:table-cell>
              <table:table-cell office:value-type="float" office:value="284.1719">
                <text:p>284.1719</text:p>
              </table:table-cell>
              <table:table-cell office:value-type="float" office:value="324.47715">
                <text:p>324.47715</text:p>
              </table:table-cell>
              <table:table-cell office:value-type="float" office:value="361.76995">
                <text:p>361.76995</text:p>
              </table:table-cell>
            </table:table-row>
            <table:table-row>
              <table:table-cell office:value-type="string">
                <text:p>Tri rapide</text:p>
              </table:table-cell>
              <table:table-cell office:value-type="float" office:value="0.00935">
                <text:p>0.00935</text:p>
              </table:table-cell>
              <table:table-cell office:value-type="float" office:value="0.0485">
                <text:p>0.0485</text:p>
              </table:table-cell>
              <table:table-cell office:value-type="float" office:value="0.4875">
                <text:p>0.4875</text:p>
              </table:table-cell>
              <table:table-cell office:value-type="float" office:value="0.95745">
                <text:p>0.95745</text:p>
              </table:table-cell>
              <table:table-cell office:value-type="float" office:value="4.80525">
                <text:p>4.80525</text:p>
              </table:table-cell>
              <table:table-cell office:value-type="float" office:value="9.22195">
                <text:p>9.22195</text:p>
              </table:table-cell>
              <table:table-cell office:value-type="float" office:value="17.29345">
                <text:p>17.29345</text:p>
              </table:table-cell>
              <table:table-cell office:value-type="float" office:value="26.48675">
                <text:p>26.48675</text:p>
              </table:table-cell>
              <table:table-cell office:value-type="float" office:value="35.55295">
                <text:p>35.55295</text:p>
              </table:table-cell>
              <table:table-cell office:value-type="float" office:value="44.7987">
                <text:p>44.7987</text:p>
              </table:table-cell>
              <table:table-cell office:value-type="float" office:value="52.6732">
                <text:p>52.6732</text:p>
              </table:table-cell>
              <table:table-cell office:value-type="float" office:value="67.76975">
                <text:p>67.76975</text:p>
              </table:table-cell>
              <table:table-cell office:value-type="float" office:value="78.9474">
                <text:p>78.9474</text:p>
              </table:table-cell>
              <table:table-cell office:value-type="float" office:value="82.5152">
                <text:p>82.5152</text:p>
              </table:table-cell>
              <table:table-cell office:value-type="float" office:value="94.62675">
                <text:p>94.62675</text:p>
              </table:table-cell>
            </table:table-row>
            <table:table-row>
              <table:table-cell office:value-type="string">
                <text:p>Tri par tas</text:p>
              </table:table-cell>
              <table:table-cell office:value-type="float" office:value="0.0216">
                <text:p>0.0216</text:p>
              </table:table-cell>
              <table:table-cell office:value-type="float" office:value="0.1198">
                <text:p>0.1198</text:p>
              </table:table-cell>
              <table:table-cell office:value-type="float" office:value="1.52865">
                <text:p>1.52865</text:p>
              </table:table-cell>
              <table:table-cell office:value-type="float" office:value="3.20725">
                <text:p>3.20725</text:p>
              </table:table-cell>
              <table:table-cell office:value-type="float" office:value="17.57435">
                <text:p>17.57435</text:p>
              </table:table-cell>
              <table:table-cell office:value-type="float" office:value="36.6743">
                <text:p>36.6743</text:p>
              </table:table-cell>
              <table:table-cell office:value-type="float" office:value="76.0928">
                <text:p>76.0928</text:p>
              </table:table-cell>
              <table:table-cell office:value-type="float" office:value="117.30545">
                <text:p>117.30545</text:p>
              </table:table-cell>
              <table:table-cell office:value-type="float" office:value="159.50355">
                <text:p>159.50355</text:p>
              </table:table-cell>
              <table:table-cell office:value-type="float" office:value="200.97495">
                <text:p>200.97495</text:p>
              </table:table-cell>
              <table:table-cell office:value-type="float" office:value="243.81975">
                <text:p>243.81975</text:p>
              </table:table-cell>
              <table:table-cell office:value-type="float" office:value="287.98695">
                <text:p>287.98695</text:p>
              </table:table-cell>
              <table:table-cell office:value-type="float" office:value="331.845">
                <text:p>331.845</text:p>
              </table:table-cell>
              <table:table-cell office:value-type="float" office:value="375.42865">
                <text:p>375.42865</text:p>
              </table:table-cell>
              <table:table-cell office:value-type="float" office:value="422.64665">
                <text:p>422.646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1mm"/>
    </style:style>
    <style:style style:name="co3" style:family="table-column">
      <style:table-column-properties fo:break-before="auto" style:column-width="24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37">
      <style:table-cell-properties fo:border="0.06pt solid #000000" fo:padding="0.71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18">
          <table:table-cell table:number-columns-repeated="29"/>
        </table:table-row>
        <table:table-row table:style-name="ro2">
          <table:table-cell table:number-columns-repeated="24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100 »</text:p>
          </table:table-cell>
          <table:table-cell table:style-name="ce1" office:value-type="string" calcext:value-type="string">
            <text:p>« 500 »</text:p>
          </table:table-cell>
          <table:table-cell table:style-name="ce1" office:value-type="string" calcext:value-type="string">
            <text:p>« 5000 »</text:p>
          </table:table-cell>
          <table:table-cell table:style-name="ce1" office:value-type="string" calcext:value-type="string">
            <text:p>« 10000 »</text:p>
          </table:table-cell>
        </table:table-row>
        <table:table-row table:style-name="ro2">
          <table:table-cell table:number-columns-repeated="24"/>
          <table:table-cell table:style-name="ce2" office:value-type="string" calcext:value-type="string">
            <text:p>Tri par Arbre Binaire</text:p>
          </table:table-cell>
          <table:table-cell table:style-name="ce2" office:value-type="float" office:value="0.05865" calcext:value-type="float">
            <text:p>0,05865</text:p>
          </table:table-cell>
          <table:table-cell table:style-name="ce2" office:value-type="float" office:value="0.2635" calcext:value-type="float">
            <text:p>0,2635</text:p>
          </table:table-cell>
          <table:table-cell table:style-name="ce2" office:value-type="float" office:value="3.63875" calcext:value-type="float">
            <text:p>3,63875</text:p>
          </table:table-cell>
          <table:table-cell table:style-name="ce2" office:value-type="float" office:value="11.80005" calcext:value-type="float">
            <text:p>11,80005</text:p>
          </table:table-cell>
        </table:table-row>
        <table:table-row table:style-name="ro2">
          <table:table-cell table:number-columns-repeated="24"/>
          <table:table-cell table:style-name="ce2" office:value-type="string" calcext:value-type="string">
            <text:p>Tri rapide</text:p>
          </table:table-cell>
          <table:table-cell table:style-name="ce3" office:value-type="float" office:value="0.00935" calcext:value-type="float">
            <text:p>0,0094</text:p>
          </table:table-cell>
          <table:table-cell table:style-name="ce3" office:value-type="float" office:value="0.0485" calcext:value-type="float">
            <text:p>0,0485</text:p>
          </table:table-cell>
          <table:table-cell table:style-name="ce3" office:value-type="float" office:value="0.4875" calcext:value-type="float">
            <text:p>0,4875</text:p>
          </table:table-cell>
          <table:table-cell table:style-name="ce3" office:value-type="float" office:value="0.95745" calcext:value-type="float">
            <text:p>0,9575</text:p>
          </table:table-cell>
        </table:table-row>
        <table:table-row table:style-name="ro2">
          <table:table-cell table:number-columns-repeated="24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50000 »</text:p>
          </table:table-cell>
          <table:table-cell table:style-name="ce1" office:value-type="string" calcext:value-type="string">
            <text:p>« 100000 »</text:p>
          </table:table-cell>
          <table:table-cell table:style-name="ce1" office:value-type="string" calcext:value-type="string">
            <text:p>« 200000 »</text:p>
          </table:table-cell>
          <table:table-cell table:style-name="ce1" office:value-type="string" calcext:value-type="string">
            <text:p>« 300000 »</text:p>
          </table:table-cell>
        </table:table-row>
        <table:table-row table:style-name="ro2">
          <table:table-cell table:number-columns-repeated="24"/>
          <table:table-cell table:style-name="ce2" office:value-type="string" calcext:value-type="string">
            <text:p>Tri par Arbre Binaire</text:p>
          </table:table-cell>
          <table:table-cell table:style-name="ce2" office:value-type="float" office:value="360.42985" calcext:value-type="float">
            <text:p>360,42985</text:p>
          </table:table-cell>
          <table:table-cell table:style-name="ce2" office:value-type="float" office:value="2074.5627" calcext:value-type="float">
            <text:p>2074,5627</text:p>
          </table:table-cell>
          <table:table-cell table:style-name="ce2" office:value-type="float" office:value="12413.95165" calcext:value-type="float">
            <text:p>12413,95165</text:p>
          </table:table-cell>
          <table:table-cell table:style-name="ce2" office:value-type="float" office:value="36203.295375" calcext:value-type="float">
            <text:p>36203,295375</text:p>
          </table:table-cell>
        </table:table-row>
        <table:table-row table:style-name="ro2">
          <table:table-cell table:number-columns-repeated="24"/>
          <table:table-cell table:style-name="ce2" office:value-type="string" calcext:value-type="string">
            <text:p>Tri rapide</text:p>
          </table:table-cell>
          <table:table-cell table:style-name="ce3" office:value-type="float" office:value="4.80525" calcext:value-type="float">
            <text:p>4,8053</text:p>
          </table:table-cell>
          <table:table-cell table:style-name="ce3" office:value-type="float" office:value="9.22195" calcext:value-type="float">
            <text:p>9,2220</text:p>
          </table:table-cell>
          <table:table-cell table:style-name="ce3" office:value-type="float" office:value="17.29345" calcext:value-type="float">
            <text:p>17,2935</text:p>
          </table:table-cell>
          <table:table-cell table:style-name="ce3" office:value-type="float" office:value="26.48675" calcext:value-type="float">
            <text:p>26,4868</text:p>
          </table:table-cell>
        </table:table-row>
        <table:table-row table:style-name="ro2">
          <table:table-cell table:number-columns-repeated="24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400000 »</text:p>
          </table:table-cell>
          <table:table-cell table:style-name="ce1" office:value-type="string" calcext:value-type="string">
            <text:p>« 500000 »</text:p>
          </table:table-cell>
          <table:table-cell table:style-name="ce1" office:value-type="string" calcext:value-type="string">
            <text:p>« 600000 »</text:p>
          </table:table-cell>
          <table:table-cell table:style-name="ce1" office:value-type="string" calcext:value-type="string">
            <text:p>« 700000 »</text:p>
          </table:table-cell>
        </table:table-row>
        <table:table-row table:style-name="ro2">
          <table:table-cell table:number-columns-repeated="24"/>
          <table:table-cell table:style-name="ce2" office:value-type="string" calcext:value-type="string">
            <text:p>Tri par Arbre Binaire</text:p>
          </table:table-cell>
          <table:table-cell table:number-columns-repeated="4"/>
        </table:table-row>
        <table:table-row table:style-name="ro2">
          <table:table-cell table:number-columns-repeated="24"/>
          <table:table-cell table:style-name="ce2" office:value-type="string" calcext:value-type="string">
            <text:p>Tri rapide</text:p>
          </table:table-cell>
          <table:table-cell table:style-name="ce3" office:value-type="float" office:value="35.55295" calcext:value-type="float">
            <text:p>35,5530</text:p>
          </table:table-cell>
          <table:table-cell table:style-name="ce3" office:value-type="float" office:value="44.7987" calcext:value-type="float">
            <text:p>44,7987</text:p>
          </table:table-cell>
          <table:table-cell table:style-name="ce3" office:value-type="float" office:value="52.6732" calcext:value-type="float">
            <text:p>52,6732</text:p>
          </table:table-cell>
          <table:table-cell table:style-name="ce3" office:value-type="float" office:value="67.76975" calcext:value-type="float">
            <text:p>67,7698</text:p>
          </table:table-cell>
        </table:table-row>
        <table:table-row table:style-name="ro2">
          <table:table-cell table:number-columns-repeated="24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800000 »</text:p>
          </table:table-cell>
          <table:table-cell table:style-name="ce1" office:value-type="string" calcext:value-type="string">
            <text:p>« 900000 »</text:p>
          </table:table-cell>
          <table:table-cell table:style-name="ce1" office:value-type="string" calcext:value-type="string">
            <text:p>« 1000000 »</text:p>
          </table:table-cell>
          <table:table-cell/>
        </table:table-row>
        <table:table-row table:style-name="ro2">
          <table:table-cell table:number-columns-repeated="24"/>
          <table:table-cell table:style-name="ce2" office:value-type="string" calcext:value-type="string">
            <text:p>Tri par Arbre Binaire</text:p>
          </table:table-cell>
          <table:table-cell table:style-name="ce2" table:number-columns-repeated="3"/>
          <table:table-cell/>
        </table:table-row>
        <table:table-row table:style-name="ro2">
          <table:table-cell table:number-columns-repeated="24"/>
          <table:table-cell table:style-name="ce2" office:value-type="string" calcext:value-type="string">
            <text:p>Tri rapide</text:p>
          </table:table-cell>
          <table:table-cell table:style-name="ce3" office:value-type="float" office:value="78.9474" calcext:value-type="float">
            <text:p>78,9474</text:p>
          </table:table-cell>
          <table:table-cell table:style-name="ce3" office:value-type="float" office:value="82.5152" calcext:value-type="float">
            <text:p>82,5152</text:p>
          </table:table-cell>
          <table:table-cell table:style-name="ce3" office:value-type="float" office:value="94.62675" calcext:value-type="float">
            <text:p>94,6268</text:p>
          </table:table-cell>
          <table:table-cell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0" loext:min-decimal-places="0" number:min-integer-digits="5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11" loext:min-decimal-places="11" number:min-integer-digits="1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8:26:25.973115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1.459cm" svg:y="3.945cm" style:legend-expansion="high" chart:style-name="ch2"/>
        <chart:plot-area chart:style-name="ch3" chart:data-source-has-labels="both" svg:x="0.319cm" svg:y="0.179cm" svg:width="10.821cm" svg:height="8.641cm">
          <chartooo:coordinate-region svg:x="1.523cm" svg:y="0.179cm" svg:width="9.474cm" svg:height="6.542cm"/>
          <chart:axis chart:dimension="x" chart:name="primary-x" chart:style-name="ch4" chartooo:axis-type="auto">
            <chartooo:date-scale/>
            <chart:categories table:cell-range-address="local-table.$B$1:.$P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P$2" chart:label-cell-address="local-table.$A$2" chart:class="chart:line">
            <chart:data-point chart:repeated="15"/>
          </chart:series>
          <chart:series chart:style-name="ch7" chart:values-cell-range-address="local-table.$B$3:.$P$3" chart:label-cell-address="local-table.$A$3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 100 »</text:p>
              </table:table-cell>
              <table:table-cell office:value-type="string">
                <text:p>« 500 »</text:p>
              </table:table-cell>
              <table:table-cell office:value-type="string">
                <text:p>« 5000 »</text:p>
              </table:table-cell>
              <table:table-cell office:value-type="string">
                <text:p>« 10000 »</text:p>
              </table:table-cell>
              <table:table-cell office:value-type="string">
                <text:p>« 50000 »</text:p>
              </table:table-cell>
              <table:table-cell office:value-type="string">
                <text:p>« 100000 »</text:p>
              </table:table-cell>
              <table:table-cell office:value-type="string">
                <text:p>« 200000 »</text:p>
              </table:table-cell>
              <table:table-cell office:value-type="string">
                <text:p>« 300000 »</text:p>
              </table:table-cell>
              <table:table-cell office:value-type="string">
                <text:p>« 400000 »</text:p>
              </table:table-cell>
              <table:table-cell office:value-type="string">
                <text:p>« 500000 »</text:p>
              </table:table-cell>
              <table:table-cell office:value-type="string">
                <text:p>« 600000 »</text:p>
              </table:table-cell>
              <table:table-cell office:value-type="string">
                <text:p>« 700000 »</text:p>
              </table:table-cell>
              <table:table-cell office:value-type="string">
                <text:p>« 800000 »</text:p>
              </table:table-cell>
              <table:table-cell office:value-type="string">
                <text:p>« 900000 »</text:p>
              </table:table-cell>
              <table:table-cell office:value-type="string">
                <text:p>« 1000000 »</text:p>
              </table:table-cell>
            </table:table-row>
          </table:table-header-rows>
          <table:table-rows>
            <table:table-row>
              <table:table-cell office:value-type="string">
                <text:p>Tri par Arbre Binaire</text:p>
              </table:table-cell>
              <table:table-cell office:value-type="float" office:value="0.05865">
                <text:p>0.05865</text:p>
              </table:table-cell>
              <table:table-cell office:value-type="float" office:value="0.2635">
                <text:p>0.2635</text:p>
              </table:table-cell>
              <table:table-cell office:value-type="float" office:value="3.63875">
                <text:p>3.63875</text:p>
              </table:table-cell>
              <table:table-cell office:value-type="float" office:value="11.80005">
                <text:p>11.80005</text:p>
              </table:table-cell>
              <table:table-cell office:value-type="float" office:value="360.42985">
                <text:p>360.42985</text:p>
              </table:table-cell>
              <table:table-cell office:value-type="float" office:value="2074.5627">
                <text:p>2074.5627</text:p>
              </table:table-cell>
              <table:table-cell office:value-type="float" office:value="12413.95165">
                <text:p>12413.95165</text:p>
              </table:table-cell>
              <table:table-cell office:value-type="float" office:value="36203.295375">
                <text:p>36203.29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 rapide</text:p>
              </table:table-cell>
              <table:table-cell office:value-type="float" office:value="0.00935">
                <text:p>0.00935</text:p>
              </table:table-cell>
              <table:table-cell office:value-type="float" office:value="0.0485">
                <text:p>0.0485</text:p>
              </table:table-cell>
              <table:table-cell office:value-type="float" office:value="0.4875">
                <text:p>0.4875</text:p>
              </table:table-cell>
              <table:table-cell office:value-type="float" office:value="0.95745">
                <text:p>0.95745</text:p>
              </table:table-cell>
              <table:table-cell office:value-type="float" office:value="4.80525">
                <text:p>4.80525</text:p>
              </table:table-cell>
              <table:table-cell office:value-type="float" office:value="9.22195">
                <text:p>9.22195</text:p>
              </table:table-cell>
              <table:table-cell office:value-type="float" office:value="17.29345">
                <text:p>17.29345</text:p>
              </table:table-cell>
              <table:table-cell office:value-type="float" office:value="26.48675">
                <text:p>26.48675</text:p>
              </table:table-cell>
              <table:table-cell office:value-type="float" office:value="35.55295">
                <text:p>35.55295</text:p>
              </table:table-cell>
              <table:table-cell office:value-type="float" office:value="44.7987">
                <text:p>44.7987</text:p>
              </table:table-cell>
              <table:table-cell office:value-type="float" office:value="52.6732">
                <text:p>52.6732</text:p>
              </table:table-cell>
              <table:table-cell office:value-type="float" office:value="67.76975">
                <text:p>67.76975</text:p>
              </table:table-cell>
              <table:table-cell office:value-type="float" office:value="78.9474">
                <text:p>78.9474</text:p>
              </table:table-cell>
              <table:table-cell office:value-type="float" office:value="82.5152">
                <text:p>82.5152</text:p>
              </table:table-cell>
              <table:table-cell office:value-type="float" office:value="94.62675">
                <text:p>94.626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adornments="Regular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9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Noto Sans"/>
    </style:style>
    <style:style style:name="ce4" style:family="table-cell" style:parent-style-name="Default">
      <style:table-cell-properties fo:border="0.06pt solid #000000"/>
      <style:text-properties style:font-name="Calibri" style:font-name-asian="WenQuanYi Micro Hei" style:font-name-complex="Calibri"/>
    </style:style>
    <style:style style:name="ce5" style:family="table-cell" style:parent-style-name="Default" style:data-style-name="N137">
      <style:table-cell-properties fo:border="0.06pt solid #000000" fo:padding="0.71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29">
          <table:table-cell table:number-columns-repeated="23"/>
        </table:table-row>
        <table:table-row table:style-name="ro2">
          <table:table-cell table:number-columns-repeated="18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100 »</text:p>
          </table:table-cell>
          <table:table-cell table:style-name="ce1" office:value-type="string" calcext:value-type="string">
            <text:p>« 500 »</text:p>
          </table:table-cell>
          <table:table-cell table:style-name="ce1" office:value-type="string" calcext:value-type="string">
            <text:p>« 5000 »</text:p>
          </table:table-cell>
          <table:table-cell table:style-name="ce1" office:value-type="string" calcext:value-type="string">
            <text:p>« 10000 »</text:p>
          </table:table-cell>
        </table:table-row>
        <table:table-row table:style-name="ro2">
          <table:table-cell table:number-columns-repeated="18"/>
          <table:table-cell table:style-name="ce2" office:value-type="string" calcext:value-type="string">
            <text:p>Tri par fusion</text:p>
          </table:table-cell>
          <table:table-cell table:style-name="ce5" office:value-type="float" office:value="0.0292" calcext:value-type="float">
            <text:p>0,0292</text:p>
          </table:table-cell>
          <table:table-cell table:style-name="ce5" office:value-type="float" office:value="0.1677" calcext:value-type="float">
            <text:p>0,1677</text:p>
          </table:table-cell>
          <table:table-cell table:style-name="ce5" office:value-type="float" office:value="1.5318" calcext:value-type="float">
            <text:p>1,5318</text:p>
          </table:table-cell>
          <table:table-cell table:style-name="ce5" office:value-type="float" office:value="2.83865" calcext:value-type="float">
            <text:p>2,8387</text:p>
          </table:table-cell>
        </table:table-row>
        <table:table-row table:style-name="ro2">
          <table:table-cell table:number-columns-repeated="18"/>
          <table:table-cell table:style-name="ce2" office:value-type="string" calcext:value-type="string">
            <text:p>Tri rapide</text:p>
          </table:table-cell>
          <table:table-cell table:style-name="ce5" office:value-type="float" office:value="0.00935" calcext:value-type="float">
            <text:p>0,0094</text:p>
          </table:table-cell>
          <table:table-cell table:style-name="ce5" office:value-type="float" office:value="0.0485" calcext:value-type="float">
            <text:p>0,0485</text:p>
          </table:table-cell>
          <table:table-cell table:style-name="ce5" office:value-type="float" office:value="0.4875" calcext:value-type="float">
            <text:p>0,4875</text:p>
          </table:table-cell>
          <table:table-cell table:style-name="ce5" office:value-type="float" office:value="0.95745" calcext:value-type="float">
            <text:p>0,9575</text:p>
          </table:table-cell>
        </table:table-row>
        <table:table-row table:style-name="ro2">
          <table:table-cell table:number-columns-repeated="18"/>
          <table:table-cell table:style-name="ce2" office:value-type="string" calcext:value-type="string">
            <text:p>Tri par tas</text:p>
          </table:table-cell>
          <table:table-cell table:style-name="ce5" office:value-type="float" office:value="0.0216" calcext:value-type="float">
            <text:p>0,0216</text:p>
          </table:table-cell>
          <table:table-cell table:style-name="ce5" office:value-type="float" office:value="0.1198" calcext:value-type="float">
            <text:p>0,1198</text:p>
          </table:table-cell>
          <table:table-cell table:style-name="ce5" office:value-type="float" office:value="1.52865" calcext:value-type="float">
            <text:p>1,5287</text:p>
          </table:table-cell>
          <table:table-cell table:style-name="ce5" office:value-type="float" office:value="3.20725" calcext:value-type="float">
            <text:p>3,2073</text:p>
          </table:table-cell>
        </table:table-row>
        <table:table-row table:style-name="ro2">
          <table:table-cell table:number-columns-repeated="18"/>
          <table:table-cell table:style-name="ce3" office:value-type="string" calcext:value-type="string">
            <text:p>Tri à bulles</text:p>
          </table:table-cell>
          <table:table-cell table:style-name="ce5" office:value-type="float" office:value="0.10795" calcext:value-type="float">
            <text:p>0,1080</text:p>
          </table:table-cell>
          <table:table-cell table:style-name="ce5" office:value-type="float" office:value="1.5153" calcext:value-type="float">
            <text:p>1,5153</text:p>
          </table:table-cell>
          <table:table-cell table:style-name="ce5" office:value-type="float" office:value="91.2756" calcext:value-type="float">
            <text:p>91,2756</text:p>
          </table:table-cell>
          <table:table-cell table:style-name="ce5" office:value-type="float" office:value="425.38" calcext:value-type="float">
            <text:p>425,3800</text:p>
          </table:table-cell>
        </table:table-row>
        <table:table-row table:style-name="ro2">
          <table:table-cell table:number-columns-repeated="18"/>
          <table:table-cell table:style-name="ce2" office:value-type="string" calcext:value-type="string">
            <text:p>Insertion séquentielle</text:p>
          </table:table-cell>
          <table:table-cell table:style-name="ce5" office:value-type="float" office:value="0.0211" calcext:value-type="float">
            <text:p>0,0211</text:p>
          </table:table-cell>
          <table:table-cell table:style-name="ce5" office:value-type="float" office:value="0.4515" calcext:value-type="float">
            <text:p>0,4515</text:p>
          </table:table-cell>
          <table:table-cell table:style-name="ce5" office:value-type="float" office:value="43.2995" calcext:value-type="float">
            <text:p>43,2995</text:p>
          </table:table-cell>
          <table:table-cell table:style-name="ce5" office:value-type="float" office:value="172.78395" calcext:value-type="float">
            <text:p>172,7840</text:p>
          </table:table-cell>
        </table:table-row>
        <table:table-row table:style-name="ro2">
          <table:table-cell table:number-columns-repeated="18"/>
          <table:table-cell table:style-name="ce4" office:value-type="string" calcext:value-type="string">
            <text:p>Ins. séq. (listes chaînées)</text:p>
          </table:table-cell>
          <table:table-cell table:style-name="ce5" office:value-type="float" office:value="0.03495" calcext:value-type="float">
            <text:p>0,0350</text:p>
          </table:table-cell>
          <table:table-cell table:style-name="ce5" office:value-type="float" office:value="0.80035" calcext:value-type="float">
            <text:p>0,8004</text:p>
          </table:table-cell>
          <table:table-cell table:style-name="ce5" office:value-type="float" office:value="73.6965" calcext:value-type="float">
            <text:p>73,6965</text:p>
          </table:table-cell>
          <table:table-cell table:style-name="ce5" office:value-type="float" office:value="294.6678" calcext:value-type="float">
            <text:p>294,6678</text:p>
          </table:table-cell>
        </table:table-row>
        <table:table-row table:style-name="ro2">
          <table:table-cell table:number-columns-repeated="18"/>
          <table:table-cell table:style-name="ce2" office:value-type="string" calcext:value-type="string">
            <text:p>Insertion Dichotomique</text:p>
          </table:table-cell>
          <table:table-cell table:style-name="ce5" office:value-type="float" office:value="0.02535" calcext:value-type="float">
            <text:p>0,0254</text:p>
          </table:table-cell>
          <table:table-cell table:style-name="ce5" office:value-type="float" office:value="0.37755" calcext:value-type="float">
            <text:p>0,3776</text:p>
          </table:table-cell>
          <table:table-cell table:style-name="ce5" office:value-type="float" office:value="22.78485" calcext:value-type="float">
            <text:p>22,7849</text:p>
          </table:table-cell>
          <table:table-cell table:style-name="ce5" office:value-type="float" office:value="88.98805" calcext:value-type="float">
            <text:p>88,9881</text:p>
          </table:table-cell>
        </table:table-row>
        <table:table-row table:style-name="ro2">
          <table:table-cell table:number-columns-repeated="18"/>
          <table:table-cell table:style-name="ce2" office:value-type="string" calcext:value-type="string">
            <text:p>Tri par Arbre Binaire</text:p>
          </table:table-cell>
          <table:table-cell table:style-name="ce2" office:value-type="float" office:value="0.05865" calcext:value-type="float">
            <text:p>0,05865</text:p>
          </table:table-cell>
          <table:table-cell table:style-name="ce2" office:value-type="float" office:value="0.2635" calcext:value-type="float">
            <text:p>0,2635</text:p>
          </table:table-cell>
          <table:table-cell table:style-name="ce2" office:value-type="float" office:value="3.63875" calcext:value-type="float">
            <text:p>3,63875</text:p>
          </table:table-cell>
          <table:table-cell table:style-name="ce2" office:value-type="float" office:value="11.80005" calcext:value-type="float">
            <text:p>11,80005</text:p>
          </table:table-cell>
        </table:table-row>
        <table:table-row table:style-name="ro2">
          <table:table-cell table:number-columns-repeated="18"/>
          <table:table-cell table:style-name="ce2" office:value-type="string" calcext:value-type="string">
            <text:p>Sélection-Permutation</text:p>
          </table:table-cell>
          <table:table-cell table:style-name="ce5" office:value-type="float" office:value="0.0293" calcext:value-type="float">
            <text:p>0,0293</text:p>
          </table:table-cell>
          <table:table-cell table:style-name="ce5" office:value-type="float" office:value="0.59375" calcext:value-type="float">
            <text:p>0,5938</text:p>
          </table:table-cell>
          <table:table-cell table:style-name="ce5" office:value-type="float" office:value="55.144" calcext:value-type="float">
            <text:p>55,1440</text:p>
          </table:table-cell>
          <table:table-cell table:style-name="ce5" office:value-type="float" office:value="219.74985" calcext:value-type="float">
            <text:p>219,7499</text:p>
          </table:table-cell>
        </table:table-row>
        <table:table-row table:style-name="ro2">
          <table:table-cell table:number-columns-repeated="18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50000 »</text:p>
          </table:table-cell>
          <table:table-cell table:style-name="ce1" office:value-type="string" calcext:value-type="string">
            <text:p>« 100000 »</text:p>
          </table:table-cell>
          <table:table-cell table:style-name="ce1" office:value-type="string" calcext:value-type="string">
            <text:p>« 200000 »</text:p>
          </table:table-cell>
          <table:table-cell table:style-name="ce1" office:value-type="string" calcext:value-type="string">
            <text:p>« 300000 »</text:p>
          </table:table-cell>
        </table:table-row>
        <table:table-row table:style-name="ro2">
          <table:table-cell table:number-columns-repeated="18"/>
          <table:table-cell table:style-name="ce2" office:value-type="string" calcext:value-type="string">
            <text:p>Tri par fusion</text:p>
          </table:table-cell>
          <table:table-cell table:style-name="ce5" office:value-type="float" office:value="15.56285" calcext:value-type="float">
            <text:p>15,5629</text:p>
          </table:table-cell>
          <table:table-cell table:style-name="ce5" office:value-type="float" office:value="32.1178" calcext:value-type="float">
            <text:p>32,1178</text:p>
          </table:table-cell>
          <table:table-cell table:style-name="ce5" office:value-type="float" office:value="66.3263" calcext:value-type="float">
            <text:p>66,3263</text:p>
          </table:table-cell>
          <table:table-cell table:style-name="ce5" office:value-type="float" office:value="101.66705" calcext:value-type="float">
            <text:p>101,6671</text:p>
          </table:table-cell>
        </table:table-row>
        <table:table-row table:style-name="ro2">
          <table:table-cell table:number-columns-repeated="18"/>
          <table:table-cell table:style-name="ce2" office:value-type="string" calcext:value-type="string">
            <text:p>Tri rapide</text:p>
          </table:table-cell>
          <table:table-cell table:style-name="ce5" office:value-type="float" office:value="4.80525" calcext:value-type="float">
            <text:p>4,8053</text:p>
          </table:table-cell>
          <table:table-cell table:style-name="ce5" office:value-type="float" office:value="9.22195" calcext:value-type="float">
            <text:p>9,2220</text:p>
          </table:table-cell>
          <table:table-cell table:style-name="ce5" office:value-type="float" office:value="17.29345" calcext:value-type="float">
            <text:p>17,2935</text:p>
          </table:table-cell>
          <table:table-cell table:style-name="ce5" office:value-type="float" office:value="26.48675" calcext:value-type="float">
            <text:p>26,4868</text:p>
          </table:table-cell>
        </table:table-row>
        <table:table-row table:style-name="ro2">
          <table:table-cell table:number-columns-repeated="18"/>
          <table:table-cell table:style-name="ce2" office:value-type="string" calcext:value-type="string">
            <text:p>Tri par tas</text:p>
          </table:table-cell>
          <table:table-cell table:style-name="ce5" office:value-type="float" office:value="17.57435" calcext:value-type="float">
            <text:p>17,5744</text:p>
          </table:table-cell>
          <table:table-cell table:style-name="ce5" office:value-type="float" office:value="36.6743" calcext:value-type="float">
            <text:p>36,6743</text:p>
          </table:table-cell>
          <table:table-cell table:style-name="ce5" office:value-type="float" office:value="76.0928" calcext:value-type="float">
            <text:p>76,0928</text:p>
          </table:table-cell>
          <table:table-cell table:style-name="ce5" office:value-type="float" office:value="117.30545" calcext:value-type="float">
            <text:p>117,3055</text:p>
          </table:table-cell>
        </table:table-row>
        <table:table-row table:style-name="ro2">
          <table:table-cell table:number-columns-repeated="18"/>
          <table:table-cell table:style-name="ce3" office:value-type="string" calcext:value-type="string">
            <text:p>Tri à bulles</text:p>
          </table:table-cell>
          <table:table-cell table:style-name="ce5" office:value-type="float" office:value="12557.9152" calcext:value-type="float">
            <text:p>12557,9152</text:p>
          </table:table-cell>
          <table:table-cell table:style-name="ce5" office:value-type="float" office:value="63930.98925" calcext:value-type="float">
            <text:p>63930,9893</text:p>
          </table:table-cell>
          <table:table-cell table:style-name="ce5" table:number-columns-repeated="2"/>
        </table:table-row>
        <table:table-row table:style-name="ro2">
          <table:table-cell table:number-columns-repeated="18"/>
          <table:table-cell table:style-name="ce2" office:value-type="string" calcext:value-type="string">
            <text:p>Insertion séquentielle</text:p>
          </table:table-cell>
          <table:table-cell table:style-name="ce5" office:value-type="float" office:value="4316.4249" calcext:value-type="float">
            <text:p>4316,4249</text:p>
          </table:table-cell>
          <table:table-cell table:style-name="ce5" office:value-type="float" office:value="18344.305375" calcext:value-type="float">
            <text:p>18344,3054</text:p>
          </table:table-cell>
          <table:table-cell table:style-name="ce5" table:number-columns-repeated="2"/>
        </table:table-row>
        <table:table-row table:style-name="ro2">
          <table:table-cell table:number-columns-repeated="18"/>
          <table:table-cell table:style-name="ce4" office:value-type="string" calcext:value-type="string">
            <text:p>Ins. séq. (listes chaînées)</text:p>
          </table:table-cell>
          <table:table-cell table:style-name="ce5" office:value-type="float" office:value="7358.45995" calcext:value-type="float">
            <text:p>7358,4600</text:p>
          </table:table-cell>
          <table:table-cell table:style-name="ce5" office:value-type="float" office:value="33221.557889" calcext:value-type="float">
            <text:p>33221,5579</text:p>
          </table:table-cell>
          <table:table-cell table:style-name="ce5" table:number-columns-repeated="2"/>
        </table:table-row>
        <table:table-row table:style-name="ro2">
          <table:table-cell table:number-columns-repeated="18"/>
          <table:table-cell table:style-name="ce2" office:value-type="string" calcext:value-type="string">
            <text:p>Insertion Dichotomique</text:p>
          </table:table-cell>
          <table:table-cell table:style-name="ce5" office:value-type="float" office:value="2201.54075" calcext:value-type="float">
            <text:p>2201,5408</text:p>
          </table:table-cell>
          <table:table-cell table:style-name="ce5" office:value-type="float" office:value="8732.17365" calcext:value-type="float">
            <text:p>8732,1737</text:p>
          </table:table-cell>
          <table:table-cell table:style-name="ce5" office:value-type="float" office:value="39805.021857" calcext:value-type="float">
            <text:p>39805,0219</text:p>
          </table:table-cell>
          <table:table-cell table:style-name="ce5"/>
        </table:table-row>
        <table:table-row table:style-name="ro2">
          <table:table-cell table:number-columns-repeated="18"/>
          <table:table-cell table:style-name="ce2" office:value-type="string" calcext:value-type="string">
            <text:p>Tri par Arbre Binaire</text:p>
          </table:table-cell>
          <table:table-cell table:style-name="ce2" office:value-type="float" office:value="360.42985" calcext:value-type="float">
            <text:p>360,42985</text:p>
          </table:table-cell>
          <table:table-cell table:style-name="ce2" office:value-type="float" office:value="2074.5627" calcext:value-type="float">
            <text:p>2074,5627</text:p>
          </table:table-cell>
          <table:table-cell table:style-name="ce2" office:value-type="float" office:value="12413.95165" calcext:value-type="float">
            <text:p>12413,95165</text:p>
          </table:table-cell>
          <table:table-cell table:style-name="ce2" office:value-type="float" office:value="36203.295375" calcext:value-type="float">
            <text:p>36203,295375</text:p>
          </table:table-cell>
        </table:table-row>
        <table:table-row table:style-name="ro2">
          <table:table-cell table:number-columns-repeated="18"/>
          <table:table-cell table:style-name="ce2" office:value-type="string" calcext:value-type="string">
            <text:p>Sélection-Permutation</text:p>
          </table:table-cell>
          <table:table-cell table:style-name="ce5" office:value-type="float" office:value="5481.28995" calcext:value-type="float">
            <text:p>5481,2900</text:p>
          </table:table-cell>
          <table:table-cell table:style-name="ce5" office:value-type="float" office:value="23757.05325" calcext:value-type="float">
            <text:p>23757,0533</text:p>
          </table:table-cell>
          <table:table-cell table:style-name="ce5" table:number-columns-repeated="2"/>
        </table:table-row>
        <table:table-row table:style-name="ro2">
          <table:table-cell table:number-columns-repeated="18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400000 »</text:p>
          </table:table-cell>
          <table:table-cell table:style-name="ce1" office:value-type="string" calcext:value-type="string">
            <text:p>« 500000 »</text:p>
          </table:table-cell>
          <table:table-cell table:style-name="ce1" office:value-type="string" calcext:value-type="string">
            <text:p>« 600000 »</text:p>
          </table:table-cell>
          <table:table-cell table:style-name="ce1" office:value-type="string" calcext:value-type="string">
            <text:p>« 700000 »</text:p>
          </table:table-cell>
        </table:table-row>
        <table:table-row table:style-name="ro2">
          <table:table-cell table:number-columns-repeated="18"/>
          <table:table-cell table:style-name="ce2" office:value-type="string" calcext:value-type="string">
            <text:p>Tri par fusion</text:p>
          </table:table-cell>
          <table:table-cell table:style-name="ce5" office:value-type="float" office:value="137.214" calcext:value-type="float">
            <text:p>137,2140</text:p>
          </table:table-cell>
          <table:table-cell table:style-name="ce5" office:value-type="float" office:value="174.4969" calcext:value-type="float">
            <text:p>174,4969</text:p>
          </table:table-cell>
          <table:table-cell table:style-name="ce5" office:value-type="float" office:value="212.6654" calcext:value-type="float">
            <text:p>212,6654</text:p>
          </table:table-cell>
          <table:table-cell table:style-name="ce5" office:value-type="float" office:value="247.94925" calcext:value-type="float">
            <text:p>247,9493</text:p>
          </table:table-cell>
        </table:table-row>
        <table:table-row table:style-name="ro2">
          <table:table-cell table:number-columns-repeated="18"/>
          <table:table-cell table:style-name="ce2" office:value-type="string" calcext:value-type="string">
            <text:p>Tri rapide</text:p>
          </table:table-cell>
          <table:table-cell table:style-name="ce5" office:value-type="float" office:value="35.55295" calcext:value-type="float">
            <text:p>35,5530</text:p>
          </table:table-cell>
          <table:table-cell table:style-name="ce5" office:value-type="float" office:value="44.7987" calcext:value-type="float">
            <text:p>44,7987</text:p>
          </table:table-cell>
          <table:table-cell table:style-name="ce5" office:value-type="float" office:value="52.6732" calcext:value-type="float">
            <text:p>52,6732</text:p>
          </table:table-cell>
          <table:table-cell table:style-name="ce5" office:value-type="float" office:value="67.76975" calcext:value-type="float">
            <text:p>67,7698</text:p>
          </table:table-cell>
        </table:table-row>
        <table:table-row table:style-name="ro2">
          <table:table-cell table:number-columns-repeated="18"/>
          <table:table-cell table:style-name="ce2" office:value-type="string" calcext:value-type="string">
            <text:p>Tri par tas</text:p>
          </table:table-cell>
          <table:table-cell table:style-name="ce5" office:value-type="float" office:value="159.50355" calcext:value-type="float">
            <text:p>159,5036</text:p>
          </table:table-cell>
          <table:table-cell table:style-name="ce5" office:value-type="float" office:value="200.97495" calcext:value-type="float">
            <text:p>200,9750</text:p>
          </table:table-cell>
          <table:table-cell table:style-name="ce5" office:value-type="float" office:value="243.81975" calcext:value-type="float">
            <text:p>243,8198</text:p>
          </table:table-cell>
          <table:table-cell table:style-name="ce5" office:value-type="float" office:value="287.98695" calcext:value-type="float">
            <text:p>287,9870</text:p>
          </table:table-cell>
        </table:table-row>
        <table:table-row table:style-name="ro2">
          <table:table-cell table:number-columns-repeated="18"/>
          <table:table-cell table:style-name="ce3" office:value-type="string" calcext:value-type="string">
            <text:p>Tri à bulles</text:p>
          </table:table-cell>
          <table:table-cell table:style-name="ce2" table:number-columns-repeated="4"/>
        </table:table-row>
        <table:table-row table:style-name="ro2">
          <table:table-cell table:number-columns-repeated="18"/>
          <table:table-cell table:style-name="ce2" office:value-type="string" calcext:value-type="string">
            <text:p>Insertion séquentielle</text:p>
          </table:table-cell>
          <table:table-cell table:style-name="ce2" table:number-columns-repeated="4"/>
        </table:table-row>
        <table:table-row table:style-name="ro2">
          <table:table-cell table:number-columns-repeated="18"/>
          <table:table-cell table:style-name="ce4" office:value-type="string" calcext:value-type="string">
            <text:p>Ins. séq. (listes chaînées)</text:p>
          </table:table-cell>
          <table:table-cell table:style-name="ce2" table:number-columns-repeated="4"/>
        </table:table-row>
        <table:table-row table:style-name="ro2">
          <table:table-cell table:number-columns-repeated="18"/>
          <table:table-cell table:style-name="ce2" office:value-type="string" calcext:value-type="string">
            <text:p>Insertion Dichotomique</text:p>
          </table:table-cell>
          <table:table-cell table:style-name="ce2" table:number-columns-repeated="4"/>
        </table:table-row>
        <table:table-row table:style-name="ro2">
          <table:table-cell table:number-columns-repeated="18"/>
          <table:table-cell table:style-name="ce2" office:value-type="string" calcext:value-type="string">
            <text:p>Tri par Arbre Binaire</text:p>
          </table:table-cell>
          <table:table-cell table:style-name="ce2" table:number-columns-repeated="4"/>
        </table:table-row>
        <table:table-row table:style-name="ro2">
          <table:table-cell table:number-columns-repeated="18"/>
          <table:table-cell table:style-name="ce2" office:value-type="string" calcext:value-type="string">
            <text:p>Sélection-Permutation</text:p>
          </table:table-cell>
          <table:table-cell table:style-name="ce2" table:number-columns-repeated="4"/>
        </table:table-row>
        <table:table-row table:style-name="ro2">
          <table:table-cell table:number-columns-repeated="18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800000 »</text:p>
          </table:table-cell>
          <table:table-cell table:style-name="ce1" office:value-type="string" calcext:value-type="string">
            <text:p>« 900000 »</text:p>
          </table:table-cell>
          <table:table-cell table:style-name="ce1" office:value-type="string" calcext:value-type="string">
            <text:p>« 1000000 »</text:p>
          </table:table-cell>
          <table:table-cell table:style-name="ce1"/>
        </table:table-row>
        <table:table-row table:style-name="ro2">
          <table:table-cell table:number-columns-repeated="18"/>
          <table:table-cell table:style-name="ce2" office:value-type="string" calcext:value-type="string">
            <text:p>Tri par fusion</text:p>
          </table:table-cell>
          <table:table-cell table:style-name="ce5" office:value-type="float" office:value="284.1719" calcext:value-type="float">
            <text:p>284,1719</text:p>
          </table:table-cell>
          <table:table-cell table:style-name="ce5" office:value-type="float" office:value="324.47715" calcext:value-type="float">
            <text:p>324,4772</text:p>
          </table:table-cell>
          <table:table-cell table:style-name="ce5" office:value-type="float" office:value="361.76995" calcext:value-type="float">
            <text:p>361,7700</text:p>
          </table:table-cell>
          <table:table-cell table:style-name="ce2"/>
        </table:table-row>
        <table:table-row table:style-name="ro2">
          <table:table-cell table:number-columns-repeated="18"/>
          <table:table-cell table:style-name="ce2" office:value-type="string" calcext:value-type="string">
            <text:p>Tri rapide</text:p>
          </table:table-cell>
          <table:table-cell table:style-name="ce5" office:value-type="float" office:value="78.9474" calcext:value-type="float">
            <text:p>78,9474</text:p>
          </table:table-cell>
          <table:table-cell table:style-name="ce5" office:value-type="float" office:value="82.5152" calcext:value-type="float">
            <text:p>82,5152</text:p>
          </table:table-cell>
          <table:table-cell table:style-name="ce5" office:value-type="float" office:value="94.62675" calcext:value-type="float">
            <text:p>94,6268</text:p>
          </table:table-cell>
          <table:table-cell table:style-name="ce2"/>
        </table:table-row>
        <table:table-row table:style-name="ro2">
          <table:table-cell table:number-columns-repeated="18"/>
          <table:table-cell table:style-name="ce2" office:value-type="string" calcext:value-type="string">
            <text:p>Tri par tas</text:p>
          </table:table-cell>
          <table:table-cell table:style-name="ce5" office:value-type="float" office:value="331.845" calcext:value-type="float">
            <text:p>331,8450</text:p>
          </table:table-cell>
          <table:table-cell table:style-name="ce5" office:value-type="float" office:value="375.42865" calcext:value-type="float">
            <text:p>375,4287</text:p>
          </table:table-cell>
          <table:table-cell table:style-name="ce5" office:value-type="float" office:value="422.64665" calcext:value-type="float">
            <text:p>422,6467</text:p>
          </table:table-cell>
          <table:table-cell table:style-name="ce2"/>
        </table:table-row>
        <table:table-row table:style-name="ro2">
          <table:table-cell table:number-columns-repeated="18"/>
          <table:table-cell table:style-name="ce3" office:value-type="string" calcext:value-type="string">
            <text:p>Tri à bulles</text:p>
          </table:table-cell>
          <table:table-cell table:style-name="ce2" table:number-columns-repeated="4"/>
        </table:table-row>
        <table:table-row table:style-name="ro2">
          <table:table-cell table:number-columns-repeated="18"/>
          <table:table-cell table:style-name="ce2" office:value-type="string" calcext:value-type="string">
            <text:p>Insertion séquentielle</text:p>
          </table:table-cell>
          <table:table-cell table:style-name="ce2" table:number-columns-repeated="4"/>
        </table:table-row>
        <table:table-row table:style-name="ro2">
          <table:table-cell table:number-columns-repeated="18"/>
          <table:table-cell table:style-name="ce4" office:value-type="string" calcext:value-type="string">
            <text:p>Ins. séq. (listes chaînées)</text:p>
          </table:table-cell>
          <table:table-cell table:style-name="ce2" table:number-columns-repeated="4"/>
        </table:table-row>
        <table:table-row table:style-name="ro2">
          <table:table-cell table:number-columns-repeated="18"/>
          <table:table-cell table:style-name="ce2" office:value-type="string" calcext:value-type="string">
            <text:p>Insertion Dichotomique</text:p>
          </table:table-cell>
          <table:table-cell table:style-name="ce2" table:number-columns-repeated="4"/>
        </table:table-row>
        <table:table-row table:style-name="ro2">
          <table:table-cell table:number-columns-repeated="18"/>
          <table:table-cell table:style-name="ce2" office:value-type="string" calcext:value-type="string">
            <text:p>Tri par Arbre Binaire</text:p>
          </table:table-cell>
          <table:table-cell table:style-name="ce2" table:number-columns-repeated="4"/>
        </table:table-row>
        <table:table-row table:style-name="ro2">
          <table:table-cell table:number-columns-repeated="18"/>
          <table:table-cell table:style-name="ce2" office:value-type="string" calcext:value-type="string">
            <text:p>Sélection-Permutation</text:p>
          </table:table-cell>
          <table:table-cell table:style-name="ce2" table:number-columns-repeated="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adornments="Regular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0" loext:min-decimal-places="0" number:min-integer-digits="5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11" loext:min-decimal-places="11" number:min-integer-digits="1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2:01:51.4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